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6.1139in" fo:margin-left="-0.075in" fo:margin-top="0in" fo:margin-bottom="0in" table:align="left" style:writing-mode="lr-tb"/>
    </style:style>
    <style:style style:name="Table1.A" style:family="table-column">
      <style:table-column-properties style:column-width="2.8306in"/>
    </style:style>
    <style:style style:name="Table1.B" style:family="table-column">
      <style:table-column-properties style:column-width="0.9799in"/>
    </style:style>
    <style:style style:name="Table1.C" style:family="table-column">
      <style:table-column-properties style:column-width="0.9333in"/>
    </style:style>
    <style:style style:name="Table1.D" style:family="table-column">
      <style:table-column-properties style:column-width="0.7944in"/>
    </style:style>
    <style:style style:name="Table1.E" style:family="table-column">
      <style:table-column-properties style:column-width="0.575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4"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6.9083in" fo:margin-left="-0.075in" fo:margin-top="0in" fo:margin-bottom="0in" table:align="left" style:writing-mode="lr-tb"/>
    </style:style>
    <style:style style:name="Table2.A" style:family="table-column">
      <style:table-column-properties style:column-width="1.609in"/>
    </style:style>
    <style:style style:name="Table2.B" style:family="table-column">
      <style:table-column-properties style:column-width="1.3694in"/>
    </style:style>
    <style:style style:name="Table2.C" style:family="table-column">
      <style:table-column-properties style:column-width="3.929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5"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6521in" fo:margin-left="-0.075in" fo:margin-top="0in" fo:margin-bottom="0in" table:align="left" style:writing-mode="lr-tb"/>
    </style:style>
    <style:style style:name="Table3.A" style:family="table-column">
      <style:table-column-properties style:column-width="3.1153in"/>
    </style:style>
    <style:style style:name="Table3.B" style:family="table-column">
      <style:table-column-properties style:column-width="1.536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6" style:family="table-row">
      <style:table-row-properties fo:keep-together="always"/>
    </style:style>
    <style:style style:name="Table3.A6"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3.7757in" fo:margin-left="-0.075in" fo:margin-top="0in" fo:margin-bottom="0in" table:align="left" style:writing-mode="lr-tb"/>
    </style:style>
    <style:style style:name="Table4.A" style:family="table-column">
      <style:table-column-properties style:column-width="2.4986in"/>
    </style:style>
    <style:style style:name="Table4.B" style:family="table-column">
      <style:table-column-properties style:column-width="1.2764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4"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2" style:family="paragraph" style:parent-style-name="Standard">
      <style:paragraph-properties fo:margin-left="0in" fo:margin-right="0in" fo:orphans="2" fo:widows="2" fo:text-indent="0in" style:auto-text-indent="false"/>
      <style:text-properties fo:color="#000000" style:font-name="Times New Roman" fo:font-size="14pt" fo:language="en" fo:country="US" style:font-size-asian="14pt" style:language-asian="en" style:country-asian="US"/>
    </style:style>
    <style:style style:name="P3" style:family="paragraph" style:parent-style-name="Standard">
      <style:paragraph-properties fo:margin-left="0in" fo:margin-right="0in" fo:orphans="2" fo:widows="2" fo:text-indent="0in" style:auto-text-indent="false"/>
      <style:text-properties fo:color="#000000" style:font-name="Times New Roman" fo:font-size="14pt" fo:language="en" fo:country="US" fo:font-weight="bold" style:font-size-asian="14pt" style:language-asian="en" style:country-asian="US" style:font-weight-asian="bold"/>
    </style:style>
    <style:style style:name="P4" style:family="paragraph" style:parent-style-name="Standard">
      <style:paragraph-properties fo:margin-left="0in" fo:margin-right="0in" fo:orphans="2" fo:widows="2" fo:text-indent="0in" style:auto-text-indent="false"/>
      <style:text-properties fo:color="#000000" style:font-name="Times New Roman" fo:font-size="11pt" fo:language="en" fo:country="US" fo:font-weight="bold" style:font-size-asian="11pt" style:language-asian="en" style:country-asian="US" style:font-weight-asian="bold"/>
    </style:style>
    <style:style style:name="P5"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6"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7" style:family="paragraph" style:parent-style-name="Standard">
      <style:paragraph-properties fo:margin-left="0in" fo:margin-right="0in" fo:orphans="2" fo:widows="2" fo:text-indent="0in" style:auto-text-indent="false"/>
    </style:style>
    <style:style style:name="P8" style:family="paragraph" style:parent-style-name="Standard">
      <style:paragraph-properties fo:margin-left="0in" fo:margin-right="0in" fo:orphans="2" fo:widows="2" fo:text-indent="0in" style:auto-text-indent="false">
        <style:tab-stops/>
      </style:paragraph-properties>
    </style:style>
    <style:style style:name="P9" style:family="paragraph" style:parent-style-name="Standard">
      <style:paragraph-properties fo:margin-left="0in" fo:margin-right="0in" fo:text-align="start" style:justify-single-word="false" fo:text-indent="0in" style:auto-text-indent="false">
        <style:tab-stops/>
      </style:paragraph-properties>
    </style:style>
    <style:style style:name="P10" style:family="paragraph" style:parent-style-name="Standard">
      <style:paragraph-properties fo:margin-left="0in" fo:margin-right="0in" fo:text-align="center" style:justify-single-word="false" fo:orphans="2" fo:widows="2" fo:text-indent="0in" style:auto-text-indent="false"/>
    </style:style>
    <style:style style:name="P11"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2" style:family="paragraph" style:parent-style-name="Heading_20_1">
      <style:paragraph-properties fo:margin-left="0in" fo:margin-right="0in" fo:text-indent="0in" style:auto-text-indent="false">
        <style:tab-stops/>
      </style:paragraph-properties>
    </style:style>
    <style:style style:name="P13" style:family="paragraph" style:parent-style-name="Heading_20_3">
      <style:paragraph-properties fo:margin-left="0in" fo:margin-right="0in" fo:text-indent="0in" style:auto-text-indent="false"/>
    </style:style>
    <style:style style:name="P14" style:family="paragraph" style:parent-style-name="Heading_20_2">
      <style:paragraph-properties fo:margin-left="0in" fo:margin-right="0in" fo:text-indent="0in" style:auto-text-indent="false">
        <style:tab-stops/>
      </style:paragraph-properties>
    </style:style>
    <style:style style:name="P15" style:family="paragraph" style:parent-style-name="Preformatted" style:master-page-name="Standard">
      <style:paragraph-properties fo:margin-left="0in" fo:margin-right="0in" fo:orphans="2" fo:widows="2" fo:text-indent="0in" style:auto-text-indent="false" style:page-number="auto">
        <style:tab-stops>
          <style:tab-stop style:position="0.5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8pt" fo:language="en" fo:country="US" style:font-size-asian="18pt" style:language-asian="en" style:country-asian="US"/>
    </style:style>
    <style:style style:name="T7" style:family="text">
      <style:text-properties fo:color="#000000" style:font-name="Times New Roman" fo:font-size="12pt" fo:language="en" fo:country="US" style:font-size-asian="12pt" style:language-asian="en" style:country-asian="US"/>
    </style:style>
    <style:style style:name="T8" style:family="text">
      <style:text-properties fo:color="#000000" style:font-name="Times New Roman" fo:font-size="10pt" fo:language="en" fo:country="US" style:font-size-asian="10pt" style:language-asian="en" style:country-asian="US"/>
    </style:style>
    <style:style style:name="T9"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0" style:family="text">
      <style:text-properties fo:color="#000000" style:font-name="Times New Roman" fo:font-size="10pt" fo:language="en" fo:country="US" fo:font-style="italic" style:font-size-asian="10pt" style:language-asian="en" style:country-asian="US" style:font-style-asian="italic"/>
    </style:style>
    <style:style style:name="T11" style:family="text">
      <style:text-properties fo:color="#000000" style:font-name="Times New Roman" fo:font-size="10pt" fo:language="en" fo:country="US" fo:font-weight="bold" style:font-size-asian="10pt" style:language-asian="en" style:country-asian="US" style:font-weight-asian="bold"/>
    </style:style>
    <style:style style:name="T12" style:family="text">
      <style:text-properties fo:color="#000000" style:font-name="Times New Roman" fo:font-size="11pt" fo:language="en" fo:country="US" fo:font-weight="bold" style:font-size-asian="11pt" style:language-asian="en" style:country-asian="US" style:font-weight-asian="bold"/>
    </style:style>
    <style:style style:name="T13" style:family="text">
      <style:text-properties fo:color="#000000" style:font-name="Times New Roman"/>
    </style:style>
    <style:style style:name="T14"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This material is Open Game Content, and is licensed for public use under the terms of the Open Game License v1.0a.</text:span></text:p>
      <text:h text:style-name="P13" text:outline-level="3"><text:span text:style-name="T6">ADDITIONAL SPELLS</text:span></text:h>
      <text:p text:style-name="P2"/>
      <text:p text:style-name="P7"><text:span text:style-name="T7">ARCANE SPELLS</text:span></text:p>
      <text:p text:style-name="P7"><text:span text:style-name="T8">The following spells may be cast by arcane spellcasters.</text:span></text:p>
      <text:p text:style-name="P7"><text:span text:style-name="T8">Spells printed in </text:span><text:span text:style-name="T9">bold italic </text:span><text:span text:style-name="T8">text can be found under Spells.</text:span></text:p>
      <text:p text:style-name="P4"/>
      <text:p text:style-name="P7"><text:span text:style-name="T7">Casting Spells through Email</text:span></text:p>
      <text:p text:style-name="P7"><text:span text:style-name="T8">Any spell that can be scribed onto a scroll can likewise be saved in electronic format—as email. In order to accomplish this, the caster must have the Scribe Scroll ability and a minimum of 8 ranks in Computer Use.</text:span></text:p>
      <text:p text:style-name="P7"><text:span text:style-name="T8">All the spellcaster needs is a computer with Internet access and the usual components necessary to cast the spell. First she writes the email, which takes one minute per level of the spell. At the end of that time, the spellcaster must cast the spell and succeed at a Computer Use check (DC 15 + spell level). If the check fails, the email is not correctly typed, the spell is ruined, and the spellcaster must begin anew. If the check succeeds, the email carries the spell through cyberspace and delivers it to the mailbox of the target.</text:span></text:p>
      <text:p text:style-name="P7"><text:span text:style-name="T8">A spellcaster casting a spell through email must expend XP as if scribing a scroll.</text:span></text:p>
      <text:p text:style-name="P7"><text:span text:style-name="T8">There are several rules and restrictions pertaining to spells sent through email:</text:span></text:p>
      <text:p text:style-name="P7"><text:span text:style-name="T11">Target: </text:span><text:span text:style-name="T8">The target of the spell is always the person who first opens the email. Any target with 10 or more ranks in Computer Use, Knowledge (arcane lore or technology), or Spellcraft receives a +5 competence bonus to any saving throws required by the spell.</text:span></text:p>
      <text:p text:style-name="P7"><text:span text:style-name="T11">No Spam: </text:span><text:span text:style-name="T8">The email may only be sent to a single account. If you put more than one address in the “Recipient” line, the spell is ruined and wasted.</text:span></text:p>
      <text:p text:style-name="P7"><text:span text:style-name="T11">Subject Line: </text:span><text:span text:style-name="T8">The spell’s name must be typed into the “Subject” line of the email. One can attempt to disguise the name by writing it in an obscure language, an illegible font, or burying it in the middle of a larger phrase.</text:span></text:p>
      <text:p text:style-name="P7"><text:span text:style-name="T11">Duration: </text:span><text:span text:style-name="T8">All spells begin immediately upon the email being opened. It is not possible for a spellcaster to save the power from an email spell and discharge it later.</text:span></text:p>
      <text:p text:style-name="P7"><text:span text:style-name="T11">Undeliverable: </text:span><text:span text:style-name="T8">If the email is not opened within 72 hours, it becomes undeliverable. The account that sent the original email will receive an email notification of this. If the target opens the email after 72 hours have elapsed, the body of the message will be blank.</text:span></text:p>
      <text:p text:style-name="P4"/>
      <text:p text:style-name="P7"><text:span text:style-name="T12">0-level Arcane Spells</text:span></text:p>
      <text:p text:style-name="P7"><text:span text:style-name="T11">Arcane Graffiti. </text:span><text:span text:style-name="T8">Inscribes personal rune or short message on object or surface.</text:span></text:p>
      <text:p text:style-name="P7"><text:soft-page-break/><text:span text:style-name="T9">Daze. </text:span><text:span text:style-name="T8">Subject takes no actions for 1 round.</text:span></text:p>
      <text:p text:style-name="P7"><text:span text:style-name="T9">Detect Magical Aura. </text:span><text:span text:style-name="T8">Detects spells and magic items within 60 feet.</text:span></text:p>
      <text:p text:style-name="P7"><text:span text:style-name="T11">Haywire. </text:span><text:span text:style-name="T8">Causes a single device to behave randomly and erratically.</text:span></text:p>
      <text:p text:style-name="P7"><text:span text:style-name="T9">Light. </text:span><text:span text:style-name="T8">Object shines like a torch. </text:span></text:p>
      <text:p text:style-name="P7"><text:span text:style-name="T9">Mage Hand. </text:span><text:span text:style-name="T8">5-pound telekinesis.</text:span></text:p>
      <text:p text:style-name="P7"><text:span text:style-name="T11">Magic ID. </text:span><text:span text:style-name="T8">Creates a false but visually accurate identification card.</text:span></text:p>
      <text:p text:style-name="P7"><text:span text:style-name="T11">Mending. </text:span><text:span text:style-name="T8">Repairs small breaks or tears in objects.</text:span></text:p>
      <text:p text:style-name="P7"><text:span text:style-name="T9">Message. </text:span><text:span text:style-name="T8">Whispered conversation at distance.</text:span></text:p>
      <text:p text:style-name="P7"><text:span text:style-name="T9">Prestidigitation. </text:span><text:span text:style-name="T8">Perform minor tricks.</text:span></text:p>
      <text:p text:style-name="P7"><text:span text:style-name="T9">Read Magic. </text:span><text:span text:style-name="T8">Read scrolls, spellbooks, and magical writing.</text:span></text:p>
      <text:p text:style-name="P7"><text:span text:style-name="T9">Resistance. </text:span><text:span text:style-name="T8">Subject gains +1 on saving throws.</text:span></text:p>
      <text:p text:style-name="P4"/>
      <text:p text:style-name="P7"><text:span text:style-name="T12">1st-level Arcane Spells</text:span></text:p>
      <text:p text:style-name="P7"><text:span text:style-name="T9">Burning Hands. </text:span><text:span text:style-name="T8">1d4 fire damage/ level (max 5d4).</text:span></text:p>
      <text:p text:style-name="P7"><text:span text:style-name="T9">Cause Fear. </text:span><text:span text:style-name="T8">One creature flees for 1d4 rounds.</text:span></text:p>
      <text:p text:style-name="P7"><text:span text:style-name="T9">Change Self. </text:span><text:span text:style-name="T8">Changes your appearance.</text:span></text:p>
      <text:p text:style-name="P7"><text:span text:style-name="T11">Clean. </text:span><text:span text:style-name="T8">Eliminates grime, dirt, and bacterial contaminants from the target, and renders target scentless.</text:span></text:p>
      <text:p text:style-name="P7"><text:span text:style-name="T9">Comprehend Languages. </text:span><text:span text:style-name="T8">Understands all spoken and written languages.</text:span></text:p>
      <text:p text:style-name="P7"><text:span text:style-name="T11">Dancing Lights. </text:span><text:span text:style-name="T8">Creates up to four lights or a glowing, vaguely humanoid shape.</text:span></text:p>
      <text:p text:style-name="P7"><text:span text:style-name="T11">Degauss. </text:span><text:span text:style-name="T8">Erase a single device that contains electronic data.</text:span></text:p>
      <text:p text:style-name="P7"><text:span text:style-name="T9">Feather Fall. </text:span><text:span text:style-name="T8">Objects or creatures fall slowly.</text:span></text:p>
      <text:p text:style-name="P7"><text:soft-page-break/><text:span text:style-name="T9">Hold Portal. </text:span><text:span text:style-name="T8">Holds door shut.</text:span></text:p>
      <text:p text:style-name="P7"><text:span text:style-name="T11">Instant Identify. </text:span><text:span text:style-name="T8">Determines all magic properties of a single magic item.</text:span></text:p>
      <text:p text:style-name="P7"><text:span text:style-name="T9">Jump. </text:span><text:span text:style-name="T8">Subject gets bonus on Jump checks.</text:span></text:p>
      <text:p text:style-name="P7"><text:span text:style-name="T9">Mage Armor. </text:span><text:span text:style-name="T8">Gives subject +4 Defense bonus.</text:span></text:p>
      <text:p text:style-name="P7"><text:span text:style-name="T9">Magic Missile. </text:span><text:span text:style-name="T8">1d4+1 damage; +1 missile/two levels above 1st (max 5).</text:span></text:p>
      <text:p text:style-name="P7"><text:span text:style-name="T9">Magic Weapon. </text:span><text:span text:style-name="T8">Weapon gains +1 bonus.</text:span></text:p>
      <text:p text:style-name="P7"><text:span text:style-name="T11">Mask Metal. </text:span><text:span text:style-name="T8">Renders a metal object undetectable to metal detectors.</text:span></text:p>
      <text:p text:style-name="P7"><text:span text:style-name="T11">Obscuring Mist. </text:span><text:span text:style-name="T8">Creates cloud of vapor that obscures all sight, including darkvision, beyond 5 feet.</text:span></text:p>
      <text:p text:style-name="P7"><text:span text:style-name="T9">Power Device. </text:span><text:span text:style-name="T8">Powers one inoperative electrical or mechanical device.</text:span></text:p>
      <text:p text:style-name="P7"><text:span text:style-name="T9">Ray of Fatigue. </text:span><text:span text:style-name="T8">Ray fatigues target.</text:span></text:p>
      <text:p text:style-name="P7"><text:span text:style-name="T9">Shield. </text:span><text:span text:style-name="T8">Invisible disc gives cover, blocks magic missiles. </text:span></text:p>
      <text:p text:style-name="P7"><text:span text:style-name="T9">Sleep. </text:span><text:span text:style-name="T8">Put 2d4 HD of creatures into comatose slumber.</text:span></text:p>
      <text:p text:style-name="P7"><text:span text:style-name="T11">Summon Vivilor I. </text:span><text:span text:style-name="T8">Summons a 1st-level vivilor from Shadow to fight for you.</text:span></text:p>
      <text:p text:style-name="P7"><text:span text:style-name="T11">Trace Purge. </text:span><text:span text:style-name="T8">Removes physical traces of the subject’s presence or passage.</text:span></text:p>
      <text:p text:style-name="P7"><text:span text:style-name="T9">True Strike. </text:span><text:span text:style-name="T8">Adds +20 bonus to your next attack roll.</text:span></text:p>
      <text:p text:style-name="P7"><text:span text:style-name="T11">Undetectable Magical Aura. </text:span><text:span text:style-name="T8">Masks a magic item’s aura from detection.</text:span></text:p>
      <text:p text:style-name="P4"/>
      <text:p text:style-name="P7"><text:span text:style-name="T12">2nd-level Arcane Spells</text:span></text:p>
      <text:p text:style-name="P7"><text:span text:style-name="T9">Arcane Lock. </text:span><text:span text:style-name="T8">Magically locks a portal or chest.</text:span></text:p>
      <text:p text:style-name="P7"><text:span text:style-name="T9">Blur. </text:span><text:span text:style-name="T8">Attacks miss subject 20% of the time.</text:span></text:p>
      <text:p text:style-name="P7"><text:span text:style-name="T11">Burglar’s Buddy. </text:span><text:span text:style-name="T8">Suppresses mechanic or electronic intrusion alarms and alarm sensors within a 15-foot radius.</text:span></text:p>
      <text:p text:style-name="P7"><text:soft-page-break/><text:span text:style-name="T9">Darkvision. </text:span><text:span text:style-name="T8">See 60 feet in total darkness.</text:span></text:p>
      <text:p text:style-name="P7"><text:span text:style-name="T11">Dataread. </text:span><text:span text:style-name="T8">You can access and read data stored in any machine-readable data source.</text:span></text:p>
      <text:p text:style-name="P7"><text:span text:style-name="T9">Enhance Ability. </text:span><text:span text:style-name="T8">Subject gains +5 bonus to one ability score for 1 min./level.</text:span></text:p>
      <text:p text:style-name="P7"><text:span text:style-name="T9">Glitterdust. </text:span><text:span text:style-name="T8">Blinds creatures, outlines invisible creatures. </text:span></text:p>
      <text:p text:style-name="P7"><text:span text:style-name="T9">Invisibility. </text:span><text:span text:style-name="T8">Subject is invisible for 10 min./level or until it attacks.</text:span></text:p>
      <text:p text:style-name="P7"><text:span text:style-name="T9">Knock. </text:span><text:span text:style-name="T8">Opens locked or magically sealed door.</text:span></text:p>
      <text:p text:style-name="P7"><text:span text:style-name="T9">Levitate. </text:span><text:span text:style-name="T8">Subject moves up and down at your direction.</text:span></text:p>
      <text:p text:style-name="P7"><text:span text:style-name="T9">Locate Object. </text:span><text:span text:style-name="T8">Senses direction toward object (specific or type).</text:span></text:p>
      <text:p text:style-name="P7"><text:span text:style-name="T11">Machine Invisibility. </text:span><text:span text:style-name="T8">One creature or object cannot be detected by machines.</text:span></text:p>
      <text:p text:style-name="P7"><text:span text:style-name="T11">Magic Message. </text:span><text:span text:style-name="T8">Device delivers a message of 25 words or less when specific conditions are met.</text:span></text:p>
      <text:p text:style-name="P7"><text:span text:style-name="T9">Magic Mouth. </text:span><text:span text:style-name="T8">Speaks once when triggered.</text:span></text:p>
      <text:p text:style-name="P7"><text:span text:style-name="T9">Protection from Arrows/Bullets. </text:span><text:span text:style-name="T8">Subject immune to most ranged attacks.</text:span></text:p>
      <text:p text:style-name="P7"><text:span text:style-name="T11">Relay Text. </text:span><text:span text:style-name="T8">You can transmit a message of up to 25 words via electronic device to someone you know.</text:span></text:p>
      <text:p text:style-name="P7"><text:span text:style-name="T9">Resist Energy. </text:span><text:span text:style-name="T8">Ignores 10 points of damage/round from one energy type.</text:span></text:p>
      <text:p text:style-name="P7"><text:span text:style-name="T9">See Invisibility. </text:span><text:span text:style-name="T8">Reveals invisible creatures or objects.</text:span></text:p>
      <text:p text:style-name="P7"><text:span text:style-name="T9">Spider Climb. </text:span><text:span text:style-name="T8">Grants ability to travel on walls and ceilings.</text:span></text:p>
      <text:p text:style-name="P7"><text:span text:style-name="T11">Summon Vivilor II. </text:span><text:span text:style-name="T8">Summons a 2nd-level vivilor or 1d3 1st-level vivilors to fight for you.</text:span></text:p>
      <text:p text:style-name="P7"><text:span text:style-name="T9">Web. </text:span><text:span text:style-name="T8">Fills 20-foot-radius spread with sticky spider webs.</text:span></text:p>
      <text:p text:style-name="P4"/>
      <text:p text:style-name="P7"><text:span text:style-name="T12">3rd-level Arcane Spells</text:span></text:p>
      <text:p text:style-name="P7"><text:span text:style-name="T9">Dispel Magic. </text:span><text:span text:style-name="T8">Cancels magical spells and effects.</text:span></text:p>
      <text:p text:style-name="P7"><text:soft-page-break/><text:span text:style-name="T9">Displacement. </text:span><text:span text:style-name="T8">Attacks miss subject 50% of the time.</text:span></text:p>
      <text:p text:style-name="P7"><text:span text:style-name="T11">Electromagnetic Pulse. </text:span><text:span text:style-name="T8">Ruins or scrambles electronic circuitry in a 20-foot-radius burst.</text:span></text:p>
      <text:p text:style-name="P7"><text:span text:style-name="T9">Fireball. </text:span><text:span text:style-name="T8">1d6 damage per level, 20-foot radius.</text:span></text:p>
      <text:p text:style-name="P7"><text:span text:style-name="T9">Flaming Projectiles. </text:span><text:span text:style-name="T8">Projectiles deal +1d6 fire damage.</text:span></text:p>
      <text:p text:style-name="P7"><text:span text:style-name="T11">Gaseous Form. </text:span><text:span text:style-name="T8">Turns subject into translucent mist or wispy smoke and grants damage reduction 10/+1.</text:span></text:p>
      <text:p text:style-name="P7"><text:span text:style-name="T9">Greater Magic Weapon. </text:span><text:span text:style-name="T8">+1/three levels (max +5).</text:span></text:p>
      <text:p text:style-name="P7"><text:span text:style-name="T9">Halt Undead. </text:span><text:span text:style-name="T8">Immobilizes undead for 1 round/level.</text:span></text:p>
      <text:p text:style-name="P7"><text:span text:style-name="T9">Haste. </text:span><text:span text:style-name="T8">Extra attack action, additional move, and +2 Defense.</text:span></text:p>
      <text:p text:style-name="P7"><text:span text:style-name="T9">Hold Person. </text:span><text:span text:style-name="T8">Holds one person helpless; 1 round/level.</text:span></text:p>
      <text:p text:style-name="P7"><text:span text:style-name="T11">Improved Arcane Lock. </text:span><text:span text:style-name="T8">Closes and locks all specifically targeted doors within range.</text:span></text:p>
      <text:p text:style-name="P7"><text:span text:style-name="T9">Invisibility Sphere. </text:span><text:span text:style-name="T8">Makes everyone within 10 feet invisible.</text:span></text:p>
      <text:p text:style-name="P7"><text:span text:style-name="T9">Keen Edge. </text:span><text:span text:style-name="T8">Doubles normal weapon’s threat range.</text:span></text:p>
      <text:p text:style-name="P7"><text:span text:style-name="T9">Lightning Bolt. </text:span><text:span text:style-name="T8">Electricity deals 1d6 damage/level.</text:span></text:p>
      <text:p text:style-name="P7"><text:span text:style-name="T11">Nondetection. </text:span><text:span text:style-name="T8">Creature or object becomes difficult to detect by divination and detection spells.</text:span></text:p>
      <text:p text:style-name="P7"><text:span text:style-name="T11">Phantom Chopper. </text:span><text:span text:style-name="T8">Conjures a quasi-real motorcycle that seats one creature.</text:span></text:p>
      <text:p text:style-name="P7"><text:span text:style-name="T11">Secret Pocket. </text:span><text:span text:style-name="T8">Creates extradimensional space within a pocket on a garment.</text:span></text:p>
      <text:p text:style-name="P7"><text:span text:style-name="T11">Shutdown. </text:span><text:span text:style-name="T8">Electric devices in area cease to function for the duration of the spell.</text:span></text:p>
      <text:p text:style-name="P7"><text:span text:style-name="T9">Slow. </text:span><text:span text:style-name="T8">One subject/level may only move or attack; –2 to Defense, –2 on melee attack and damage rolls, –2 on Reflex saves.</text:span></text:p>
      <text:p text:style-name="P7"><text:span text:style-name="T11">Summon Vivilor III. </text:span><text:span text:style-name="T8">Summons a 3rd-level vivilor, 1d3 2ndlevel vivilors, or 1d4+1 1st-level vivilors to fight for you.</text:span></text:p>
      <text:p text:style-name="P7"><text:span text:style-name="T9">Tongues. </text:span><text:span text:style-name="T8">Speak any language.</text:span></text:p>
      <text:p text:style-name="P7"><text:span text:style-name="T11">Vampiric Touch. </text:span><text:span text:style-name="T8">Touch deals 1d6 points of damage per two caster levels; caster gains damage as temporary hit points.</text:span></text:p>
      <text:p text:style-name="P7"><text:soft-page-break/><text:span text:style-name="T11">Wall Walk. </text:span><text:span text:style-name="T8">Subject can move on ceilings and walls at normal speed as well as hold and wield weapons.</text:span></text:p>
      <text:p text:style-name="P7"><text:span text:style-name="T9">Water Breathing. </text:span><text:span text:style-name="T8">Subjects can breathe underwater.</text:span></text:p>
      <text:p text:style-name="P4"/>
      <text:p text:style-name="P7"><text:span text:style-name="T12">4th-level Arcane Spells</text:span></text:p>
      <text:p text:style-name="P7"><text:span text:style-name="T9">Animate Dead. </text:span><text:span text:style-name="T8">Creates undead skeletons and zombies.</text:span></text:p>
      <text:p text:style-name="P7"><text:span text:style-name="T9">Arcane Eye. </text:span><text:span text:style-name="T8">Invisible floating eye moves 30 feet/round.</text:span></text:p>
      <text:p text:style-name="P7"><text:span text:style-name="T9">Bestow Curse. </text:span><text:span text:style-name="T8">–6 to an ability; –4 on attacks, saves, and checks; or 50% chance of taking no action.</text:span></text:p>
      <text:p text:style-name="P7"><text:span text:style-name="T11">Clown Car. </text:span><text:span text:style-name="T8">Creates extradimensional space within enclosed vehicle that holds one passenger per caster level.</text:span></text:p>
      <text:p text:style-name="P7"><text:span text:style-name="T9">Confusion. </text:span><text:span text:style-name="T8">Makes subject behave oddly for 1 round/level.</text:span></text:p>
      <text:p text:style-name="P7"><text:span text:style-name="T11">Detect Scrying. </text:span><text:span text:style-name="T8">You are aware of any attempt to scry on you and can sense the presence of scrying devices.</text:span></text:p>
      <text:p text:style-name="P7"><text:span text:style-name="T9">Dimension Door. </text:span><text:span text:style-name="T8">Teleports you and up to 50 lb./level.</text:span></text:p>
      <text:p text:style-name="P7"><text:span text:style-name="T9">Energy Trap. </text:span><text:span text:style-name="T8">Opened object deals 1d4 +1/level damage of given energy type.</text:span></text:p>
      <text:p text:style-name="P7"><text:span text:style-name="T9">Fear. </text:span><text:span text:style-name="T8">Subjects within cone flee for 1 round/level.</text:span></text:p>
      <text:p text:style-name="P7"><text:span text:style-name="T9">Ice Storm. </text:span><text:span text:style-name="T8">Hail deals 5d6 damage in cylinder 40 feet across.</text:span></text:p>
      <text:p text:style-name="P7"><text:span text:style-name="T11">Magic Bullets. </text:span><text:span text:style-name="T8">Enchants bullets with the power to knock out or panic targets.</text:span></text:p>
      <text:p text:style-name="P7"><text:span text:style-name="T9">Minor Globe of Invulnerability. </text:span><text:span text:style-name="T8">Stops 1st- through 3rdlevel spell effects.</text:span></text:p>
      <text:p text:style-name="P7"><text:span text:style-name="T11">Phantasmal Killer. </text:span><text:span text:style-name="T8">Fearsome illusion kills subject or deals 3d6 points of damage.</text:span></text:p>
      <text:p text:style-name="P7"><text:span text:style-name="T9">Remove Curse. </text:span><text:span text:style-name="T8">Frees object or person from curse.</text:span></text:p>
      <text:p text:style-name="P7"><text:span text:style-name="T11">Scrying. </text:span><text:span text:style-name="T8">Spies on subject from a distance.</text:span></text:p>
      <text:p text:style-name="P7"><text:span text:style-name="T9">Shout. </text:span><text:span text:style-name="T8">Deafens all within cone and deals 2d6 damage.</text:span></text:p>
      <text:p text:style-name="P7"><text:span text:style-name="T9">Stoneskin. </text:span><text:span text:style-name="T8">Stops blows, cuts, stabs, and slashes.</text:span></text:p>
      <text:p text:style-name="P7"><text:soft-page-break/><text:span text:style-name="T11">Summon Vivilor IV. </text:span><text:span text:style-name="T8">Summons a 4th-level vivilor, 1d3 3rdlevel vivilors, or 1d4+1 2nd-level vivilors to fight for you.</text:span></text:p>
      <text:p text:style-name="P7"><text:span text:style-name="T11">Via Negativa. </text:span><text:span text:style-name="T8">Crackling energy deals 4d6 points of damage per round to grappled foe; +5 bonus to grapple checks.</text:span></text:p>
      <text:p text:style-name="P7"><text:span text:style-name="T9">Wall of Fire. </text:span><text:span text:style-name="T8">Deals 2d4 fire damage out to 10 feet and 1d4 out to 20 feet. Passing through wall deals 2d6 +1/level.</text:span></text:p>
      <text:p text:style-name="P7"><text:span text:style-name="T9">Wall of Ice. </text:span><text:span text:style-name="T8">Ice plane creates wall with 15 hp +1/level, or hemisphere can trap creatures inside.</text:span></text:p>
      <text:p text:style-name="P7"><text:span text:style-name="T11">Wire Walk. </text:span><text:span text:style-name="T8">Subjects teleport instantly to the location of a telephone you call.</text:span></text:p>
      <text:p text:style-name="P4"/>
      <text:p text:style-name="P7"><text:span text:style-name="T12">5th-level Arcane Spells</text:span></text:p>
      <text:p text:style-name="P7"><text:span text:style-name="T9">Cloudkill. </text:span><text:span text:style-name="T8">Kills 3 HD or less; 4–6 HD save or die.</text:span></text:p>
      <text:p text:style-name="P7"><text:span text:style-name="T9">Cone of Cold. </text:span><text:span text:style-name="T8">1d6 cold damage/level.</text:span></text:p>
      <text:p text:style-name="P7"><text:span text:style-name="T9">Hold Monster. </text:span><text:span text:style-name="T8">As hold person, but any creature.</text:span></text:p>
      <text:p text:style-name="P7"><text:span text:style-name="T11">Instant Connectivity. </text:span><text:span text:style-name="T8">Instantly transport one or more creatures through the Internet using instant-message software.</text:span></text:p>
      <text:p text:style-name="P7"><text:span text:style-name="T9">Passwall. </text:span><text:span text:style-name="T8">Breaches walls 1 foot thick/level.</text:span></text:p>
      <text:p text:style-name="P7"><text:span text:style-name="T11">Phantom Limousine. </text:span><text:span text:style-name="T8">Conjures a quasi-real limousine that seats eight Medium creatures.</text:span></text:p>
      <text:p text:style-name="P7"><text:span text:style-name="T11">Phantom Projectiles. </text:span><text:span text:style-name="T8">Projectiles pass through obstacles and armor and ignore most damage reduction.</text:span></text:p>
      <text:p text:style-name="P7"><text:span text:style-name="T9">Phantom Watchdog. </text:span><text:span text:style-name="T8">Spectral dog can guard or attack.</text:span></text:p>
      <text:p text:style-name="P7"><text:span text:style-name="T11">Secret Vault. </text:span><text:span text:style-name="T8">Creates extradimensional space in which to hide a container, which you can retrieve at will.</text:span></text:p>
      <text:p text:style-name="P7"><text:span text:style-name="T11">Seeming. </text:span><text:span text:style-name="T8">Changes the appearance of one creature per two levels.</text:span></text:p>
      <text:p text:style-name="P7"><text:span text:style-name="T11">Summon Vivilor V. </text:span><text:span text:style-name="T8">Summons a 5th-level vivilor, 1d3 4thlevel vivilors, or 1d4+1 3rd-level vivilors to fight for you.</text:span></text:p>
      <text:p text:style-name="P7"><text:span text:style-name="T11">Synchronicity. </text:span><text:span text:style-name="T8">Subject isn’t delayed by the inconveniences of modern life.</text:span></text:p>
      <text:p text:style-name="P7"><text:span text:style-name="T9">Telekinesis. </text:span><text:span text:style-name="T8">Lifts or moves 25 lb./level at long range.</text:span></text:p>
      <text:p text:style-name="P7"><text:span text:style-name="T9">Wall of Force. </text:span><text:span text:style-name="T8">Wall is immune to damage.</text:span></text:p>
      <text:p text:style-name="P7"><text:soft-page-break/><text:span text:style-name="T9">Wall of Iron. </text:span><text:span text:style-name="T8">30 hp/four levels; can topple onto foes.</text:span></text:p>
      <text:p text:style-name="P7"><text:span text:style-name="T9">Wall of Stone. </text:span><text:span text:style-name="T8">Creates a stone wall that can be shaped.</text:span></text:p>
      <text:p text:style-name="P3"/>
      <text:p text:style-name="P7"><text:span text:style-name="T7">DIVINE SPELLS</text:span></text:p>
      <text:p text:style-name="P7"><text:span text:style-name="T8">The following spells may be cast by divine spellcasters. </text:span></text:p>
      <text:p text:style-name="P7"><text:span text:style-name="T8">Spells printed in </text:span><text:span text:style-name="T9">bold italic </text:span><text:span text:style-name="T8">text can be found under Spells.</text:span></text:p>
      <text:p text:style-name="P4"/>
      <text:p text:style-name="P7"><text:span text:style-name="T12">0-level Divine Spells</text:span></text:p>
      <text:p text:style-name="P7"><text:span text:style-name="T9">Create Water. </text:span><text:span text:style-name="T8">Creates 2 gallons/level of pure water.</text:span></text:p>
      <text:p text:style-name="P7"><text:span text:style-name="T9">Cure Minor Wounds. </text:span><text:span text:style-name="T8">Cures 1 point of damage.</text:span></text:p>
      <text:p text:style-name="P7"><text:span text:style-name="T9">Detect Magical Aura. </text:span><text:span text:style-name="T8">Detects spells, magic items within 60 feet.</text:span></text:p>
      <text:p text:style-name="P7"><text:span text:style-name="T11">Haywire. </text:span><text:span text:style-name="T8">Causes a single device to behave randomly and erratically.</text:span></text:p>
      <text:p text:style-name="P7"><text:span text:style-name="T9">Inflict Minor Wounds. </text:span><text:span text:style-name="T8">Touch attack, 1 point of damage.</text:span></text:p>
      <text:p text:style-name="P7"><text:span text:style-name="T9">Light. </text:span><text:span text:style-name="T8">Object shines like a torch.</text:span></text:p>
      <text:p text:style-name="P7"><text:span text:style-name="T11">Mending. </text:span><text:span text:style-name="T8">Repairs small breaks or tears in objects.</text:span></text:p>
      <text:p text:style-name="P7"><text:span text:style-name="T9">Read Magic. </text:span><text:span text:style-name="T8">Read scrolls and magical writing.</text:span></text:p>
      <text:p text:style-name="P7"><text:span text:style-name="T9">Resistance. </text:span><text:span text:style-name="T8">Subject gains +1 on saving throws.</text:span></text:p>
      <text:p text:style-name="P7"><text:span text:style-name="T9">Virtue. </text:span><text:span text:style-name="T8">Subject gains 1 temporary hp.</text:span></text:p>
      <text:p text:style-name="P4"/>
      <text:p text:style-name="P7"><text:span text:style-name="T12">1st-level Divine Spells</text:span></text:p>
      <text:p text:style-name="P7"><text:span text:style-name="T9">Bane. </text:span><text:span text:style-name="T8">Enemies suffer –1 attack, –1 on saves against fear.</text:span></text:p>
      <text:p text:style-name="P7"><text:soft-page-break/><text:span text:style-name="T9">Bless. </text:span><text:span text:style-name="T8">Allies gain +1 attack and +1 on saves against fear.</text:span></text:p>
      <text:p text:style-name="P7"><text:span text:style-name="T9">Cause Fear. </text:span><text:span text:style-name="T8">One creature flees for 1d4 rounds.</text:span></text:p>
      <text:p text:style-name="P7"><text:span text:style-name="T11">Clean. </text:span><text:span text:style-name="T8">Eliminates grime, dirt, and bacterial contaminants from the target, and renders target scentless.</text:span></text:p>
      <text:p text:style-name="P7"><text:span text:style-name="T9">Command. </text:span><text:span text:style-name="T8">One subject obeys one-word command for 1 round.</text:span></text:p>
      <text:p text:style-name="P7"><text:span text:style-name="T9">Comprehend Languages. </text:span><text:span text:style-name="T8">Understand all spoken and written languages.</text:span></text:p>
      <text:p text:style-name="P7"><text:span text:style-name="T9">Cure Light Wounds. </text:span><text:span text:style-name="T8">Cures 1d8 +1/level damage (max +5).</text:span></text:p>
      <text:p text:style-name="P7"><text:span text:style-name="T11">Degauss. </text:span><text:span text:style-name="T8">Erases a single device that contains electronic data.</text:span></text:p>
      <text:p text:style-name="P7"><text:span text:style-name="T11">Faerie Fire. </text:span><text:span text:style-name="T8">Pale glow surrounds and outlines creatures and objects in a 5-foot-radius burst.</text:span></text:p>
      <text:p text:style-name="P7"><text:span text:style-name="T9">Inflict Light Wounds. </text:span><text:span text:style-name="T8">Touch, 1d8 +1/level damage (max +5).</text:span></text:p>
      <text:p text:style-name="P7"><text:span text:style-name="T11">Instant Identify. </text:span><text:span text:style-name="T8">Determines all magic properties of a single magic item.</text:span></text:p>
      <text:p text:style-name="P7"><text:span text:style-name="T9">Magic Weapon. </text:span><text:span text:style-name="T8">Weapon gains +1 bonus.</text:span></text:p>
      <text:p text:style-name="P7"><text:span text:style-name="T11">Obscuring Mist. </text:span><text:span text:style-name="T8">Creates cloud of vapor that obscures all sight, including darkvision, beyond 5 feet.</text:span></text:p>
      <text:p text:style-name="P7"><text:span text:style-name="T9">Remove Fear. </text:span><text:span text:style-name="T8">+4 on saves against fear for one subject + one additional subject/four levels.</text:span></text:p>
      <text:p text:style-name="P7"><text:span text:style-name="T11">Sanctuary. </text:span><text:span text:style-name="T8">Opponents can’t attack you, and you can’t attack them.</text:span></text:p>
      <text:p text:style-name="P7"><text:span text:style-name="T9">Shield of Faith. </text:span><text:span text:style-name="T8">Aura grants +2 or higher deflection bonus.</text:span></text:p>
      <text:p text:style-name="P7"><text:span text:style-name="T11">Summon Vivilor I. </text:span><text:span text:style-name="T8">Summons a 1st-level vivilor from Shadow to fight for you.</text:span></text:p>
      <text:p text:style-name="P7"><text:span text:style-name="T11">Trace Purge. </text:span><text:span text:style-name="T8">Removes physical traces of the subject’s presence or passage.</text:span></text:p>
      <text:p text:style-name="P4"/>
      <text:p text:style-name="P7"><text:span text:style-name="T12">2nd-level Divine Spells</text:span></text:p>
      <text:p text:style-name="P7"><text:span text:style-name="T9">Aid. </text:span><text:span text:style-name="T8">+1 attack, +1 on saves against fear, 1d8 temporary hit points.</text:span></text:p>
      <text:p text:style-name="P7"><text:span text:style-name="T9">Augury. </text:span><text:span text:style-name="T8">Learn whether an action will be good or bad.</text:span></text:p>
      <text:p text:style-name="P7"><text:soft-page-break/><text:span text:style-name="T9">Cure Moderate Wounds. </text:span><text:span text:style-name="T8">Cures 2d8 +1/level damage (max +10).</text:span></text:p>
      <text:p text:style-name="P7"><text:span text:style-name="T11">Darkness. </text:span><text:span text:style-name="T8">Causes an object to radiate darkness out to a 20-foot radius.</text:span></text:p>
      <text:p text:style-name="P7"><text:span text:style-name="T11">Dataread. </text:span><text:span text:style-name="T8">You can access and read data stored in any machine-readable data source.</text:span></text:p>
      <text:p text:style-name="P7"><text:span text:style-name="T11">Daylight. </text:span><text:span text:style-name="T8">Object touched sheds light as bright as full daylight in a 60-foot radius.</text:span></text:p>
      <text:p text:style-name="P7"><text:span text:style-name="T9">Delay Poison. </text:span><text:span text:style-name="T8">Stops poison from harming subject for 1 hour/level.</text:span></text:p>
      <text:p text:style-name="P7"><text:span text:style-name="T9">Enhance Ability. </text:span><text:span text:style-name="T8">Subject gains +5 bonus to one ability score for 1 min./level.</text:span></text:p>
      <text:p text:style-name="P7"><text:span text:style-name="T9">Hold Person. </text:span><text:span text:style-name="T8">Holds one person helpless; 1 round/level.</text:span></text:p>
      <text:p text:style-name="P7"><text:span text:style-name="T9">Inflict Moderate Wounds. </text:span><text:span text:style-name="T8">Touch attack, 2d8 +1/level damage (max +10).</text:span></text:p>
      <text:p text:style-name="P7"><text:span text:style-name="T9">Lesser Restoration. </text:span><text:span text:style-name="T8">Dispels magic ability penalty or repairs 1d4 ability damage.</text:span></text:p>
      <text:p text:style-name="P7"><text:span text:style-name="T9">Remove Paralysis. </text:span><text:span text:style-name="T8">Frees one or more creatures from paralysis, hold, or slow.</text:span></text:p>
      <text:p text:style-name="P7"><text:span text:style-name="T9">Resist Energy. </text:span><text:span text:style-name="T8">Ignores 10 points of damage/round from one energy type.</text:span></text:p>
      <text:p text:style-name="P7"><text:span text:style-name="T11">Shatter. </text:span><text:span text:style-name="T8">Sonic vibration damages objects or crystalline creatures.</text:span></text:p>
      <text:p text:style-name="P7"><text:span text:style-name="T11">Shield Other. </text:span><text:span text:style-name="T8">You take half of the subject’s damage. Subject gains +1 deflection bonus to Defense and +1 resistance bonus to saves.</text:span></text:p>
      <text:p text:style-name="P7"><text:span text:style-name="T9">Silence. </text:span><text:span text:style-name="T8">Negates sound in 15-foot radius.</text:span></text:p>
      <text:p text:style-name="P7"><text:span text:style-name="T11">Speak with Animals. </text:span><text:span text:style-name="T8">You can comprehend and communicate with animals.</text:span></text:p>
      <text:p text:style-name="P7"><text:span text:style-name="T9">Spider Climb. </text:span><text:span text:style-name="T8">Grants ability to travel on walls and ceilings.</text:span></text:p>
      <text:p text:style-name="P7"><text:span text:style-name="T11">Summon Vivilor II. </text:span><text:span text:style-name="T8">Summons a 2nd-level vivilor or 1d3 1st-level vivilors to fight for you.</text:span></text:p>
      <text:p text:style-name="P7"><text:span text:style-name="T9">Zone of Truth. </text:span><text:span text:style-name="T8">Subjects within range cannot lie. </text:span></text:p>
      <text:p text:style-name="P5"/>
      <text:p text:style-name="P7"><text:span text:style-name="T12">3rd-level Divine Spells</text:span></text:p>
      <text:p text:style-name="P7"><text:span text:style-name="T9">Animate Dead. </text:span><text:span text:style-name="T8">Creates undead skeletons and zombies.</text:span></text:p>
      <text:p text:style-name="P7"><text:soft-page-break/><text:span text:style-name="T9">Bestow Curse. </text:span><text:span text:style-name="T8">–6 to an ability; –4 on attacks, saves, and checks; or 50% chance of losing each action.</text:span></text:p>
      <text:p text:style-name="P7"><text:span text:style-name="T9">Cure Serious Wounds. </text:span><text:span text:style-name="T8">Cures 3d8 +1/level damage (max +10).</text:span></text:p>
      <text:p text:style-name="P7"><text:span text:style-name="T9">Dispel Magic. </text:span><text:span text:style-name="T8">Cancels magical spells and effects.</text:span></text:p>
      <text:p text:style-name="P7"><text:span text:style-name="T9">Glyph of Warding. </text:span><text:span text:style-name="T8">Inscription harms those who pass it.</text:span></text:p>
      <text:p text:style-name="P7"><text:span text:style-name="T9">Inflict Serious Wounds. </text:span><text:span text:style-name="T8">Touch attack, 3d8 +1/level damage (max +10).</text:span></text:p>
      <text:p text:style-name="P7"><text:span text:style-name="T9">Locate Object. </text:span><text:span text:style-name="T8">Senses direction toward object (specific or type).</text:span></text:p>
      <text:p text:style-name="P7"><text:span text:style-name="T11">Magic Circle. </text:span><text:span text:style-name="T8">10-foot-radius area grants +2 bonus to Defense and saves, counters mind control, and hedges out summoned and conjured creatures of specified allegiance. </text:span></text:p>
      <text:p text:style-name="P7"><text:span text:style-name="T9">Prayer. </text:span><text:span text:style-name="T8">Allies gain +1 on most rolls, and enemies suffer –1.</text:span></text:p>
      <text:p text:style-name="P7"><text:span text:style-name="T11">Recharge. </text:span><text:span text:style-name="T8">Removes debilitating conditions and grants a +4 bonus on Fortitude saves against poison for 1 minute.</text:span></text:p>
      <text:p text:style-name="P7"><text:span text:style-name="T9">Remove Curse. </text:span><text:span text:style-name="T8">Frees object or person from curse.</text:span></text:p>
      <text:p text:style-name="P7"><text:span text:style-name="T9">Remove Disease. </text:span><text:span text:style-name="T8">Cures all diseases affecting subject.</text:span></text:p>
      <text:p text:style-name="P7"><text:span text:style-name="T9">Searing Light. </text:span><text:span text:style-name="T8">Ray deals 1d8/two levels, more against undead.</text:span></text:p>
      <text:p text:style-name="P7"><text:span text:style-name="T11">Secret Pocket. </text:span><text:span text:style-name="T8">Creates extradimensional space within a pocket on a garment.</text:span></text:p>
      <text:p text:style-name="P7"><text:span text:style-name="T11">Shadowmoth Plague. </text:span><text:span text:style-name="T8">Summons a cloud of shadowmoths that fills a 5-foot-high, 10-foot-radius spread.</text:span></text:p>
      <text:p text:style-name="P7"><text:span text:style-name="T11">Shutdown. </text:span><text:span text:style-name="T8">Electric devices in area cease to function for the duration of the spell.</text:span></text:p>
      <text:p text:style-name="P7"><text:span text:style-name="T9">Status. </text:span><text:span text:style-name="T8">Monitors condition and position of one ally per 3 caster levels.</text:span></text:p>
      <text:p text:style-name="P7"><text:span text:style-name="T11">Summon Vivilor III. </text:span><text:span text:style-name="T8">Summons a 3rd-level vivilor, 1d3 2ndlevel vivilors, or 1d4+1 1st-level vivilors to fight for you.</text:span></text:p>
      <text:p text:style-name="P7"><text:span text:style-name="T11">Vampiric Touch. </text:span><text:span text:style-name="T8">Touch deals 1d6 points of damage per two caster levels; caster gains damage as temporary hit points.</text:span></text:p>
      <text:p text:style-name="P7"><text:span text:style-name="T9">Water Breathing. </text:span><text:span text:style-name="T8">Subjects can breathe underwater.</text:span></text:p>
      <text:p text:style-name="P4"/>
      <text:p text:style-name="P7"><text:span text:style-name="T12">4th-level Divine Spells</text:span></text:p>
      <text:p text:style-name="P7"><text:soft-page-break/><text:span text:style-name="T11">Crawling Carpet. </text:span><text:span text:style-name="T8">Summons a 10-foot-radius carpet of monstrous centipedes, scarab beetles, or spiders.</text:span></text:p>
      <text:p text:style-name="P7"><text:span text:style-name="T9">Cure Critical Wounds. </text:span><text:span text:style-name="T8">Cures 4d8 +1/level damage (max +10).</text:span></text:p>
      <text:p text:style-name="P7"><text:span text:style-name="T9">Discern Lies. </text:span><text:span text:style-name="T8">Reveals deliberate falsehoods.</text:span></text:p>
      <text:p text:style-name="P7"><text:span text:style-name="T11">Divination. </text:span><text:span text:style-name="T8">Provides useful (if cryptic) advice to a single question.</text:span></text:p>
      <text:p text:style-name="P7"><text:span text:style-name="T9">Faith’s Fury. </text:span><text:span text:style-name="T8">Damages and blinds creatures with a specific allegiance.</text:span></text:p>
      <text:p text:style-name="P7"><text:span text:style-name="T9">Freedom of Movement. </text:span><text:span text:style-name="T8">Subject moves normally despite impediments.</text:span></text:p>
      <text:p text:style-name="P7"><text:span text:style-name="T9">Greater Magic Weapon. </text:span><text:span text:style-name="T8">+1 bonus/three levels (max +5).</text:span></text:p>
      <text:p text:style-name="P7"><text:span text:style-name="T9">Inflict Critical Wounds. </text:span><text:span text:style-name="T8">Touch attack, 4d8 +1/level damage (max +10).</text:span></text:p>
      <text:p text:style-name="P7"><text:span text:style-name="T11">Magic Bullets. </text:span><text:span text:style-name="T8">Enchants bullets with the power to </text:span><text:span text:style-name="T10">cure light wounds </text:span><text:span text:style-name="T8">or </text:span><text:span text:style-name="T10">inflict light wounds</text:span><text:span text:style-name="T8">.</text:span></text:p>
      <text:p text:style-name="P7"><text:span text:style-name="T9">Neutralize Poison. </text:span><text:span text:style-name="T8">Detoxifies venom in or on subject.</text:span></text:p>
      <text:p text:style-name="P7"><text:span text:style-name="T9">Restoration. </text:span><text:span text:style-name="T8">Restores level and ability score drains.</text:span></text:p>
      <text:p text:style-name="P7"><text:span text:style-name="T11">Spell Immunity. </text:span><text:span text:style-name="T8">Subject is immune to one spell per four levels.</text:span></text:p>
      <text:p text:style-name="P7"><text:span text:style-name="T11">Summon Vivilor IV. </text:span><text:span text:style-name="T8">Summons a 4th-level vivilor, 1d3 3rdlevel vivilors, or 1d4+1 2nd-level vivilors to fight for you.</text:span></text:p>
      <text:p text:style-name="P7"><text:span text:style-name="T9">Tongues. </text:span><text:span text:style-name="T8">Speak any language.</text:span></text:p>
      <text:p text:style-name="P7"><text:span text:style-name="T11">Via Negativa. </text:span><text:span text:style-name="T8">Crackling energy deals 4d6 points of damage per round to grappled foe; +5 bonus to grapple checks.</text:span></text:p>
      <text:p text:style-name="P7"><text:span text:style-name="T11">Wall Walk. </text:span><text:span text:style-name="T8">Subject can move on ceilings and walls at normal speed as well as hold and wield weapons.</text:span></text:p>
      <text:p text:style-name="P4"/>
      <text:p text:style-name="P7"><text:span text:style-name="T12">5th-level Divine Spells</text:span></text:p>
      <text:p text:style-name="P7"><text:span text:style-name="T9">Break Enchantment. </text:span><text:span text:style-name="T8">Frees subjects from enchantments, alterations, curses, and petrification.</text:span></text:p>
      <text:p text:style-name="P7"><text:span text:style-name="T9">Flaming Wrath. </text:span><text:span text:style-name="T8">Smites foes with fire (1d6/level).</text:span></text:p>
      <text:p text:style-name="P7"><text:span text:style-name="T9">Greater Command. </text:span><text:span text:style-name="T8">As </text:span><text:span text:style-name="T10">command</text:span><text:span text:style-name="T8">, but affects one subject/level.</text:span></text:p>
      <text:p text:style-name="P7"><text:soft-page-break/><text:span text:style-name="T9">Insect Plague. </text:span><text:span text:style-name="T8">Insect horde limits vision, inflicts damage, and weak creatures flee.</text:span></text:p>
      <text:p text:style-name="P7"><text:span text:style-name="T9">Mass Cure Light Wounds. </text:span><text:span text:style-name="T8">Cures 1d8 +1/level damage for many creatures.</text:span></text:p>
      <text:p text:style-name="P7"><text:span text:style-name="T9">Mass Inflict Light Wounds. </text:span><text:span text:style-name="T8">Deals 1d8 +1/level damage to many creatures.</text:span></text:p>
      <text:p text:style-name="P7"><text:span text:style-name="T11">Rage of Bees. </text:span><text:span text:style-name="T8">Summons 1d3 swarms of sentient killer bees to fight for you.</text:span></text:p>
      <text:p text:style-name="P7"><text:span text:style-name="T9">Raise Dead. </text:span><text:span text:style-name="T8">Restores life to subject who died up to 1 day/level ago.</text:span></text:p>
      <text:p text:style-name="P7"><text:span text:style-name="T11">Scrying. </text:span><text:span text:style-name="T8">Spies on subject from a distance.</text:span></text:p>
      <text:p text:style-name="P7"><text:span text:style-name="T11">Spell Resistance. </text:span><text:span text:style-name="T8">Subject gains spell resistance 12 + your caster level.</text:span></text:p>
      <text:p text:style-name="P7"><text:span text:style-name="T11">Summon Vivilor V. </text:span><text:span text:style-name="T8">Summons a 5th-level vivilor, 1d3 4thlevel vivilors, or 1d4+1 3rd-level vivilors to fight for you.</text:span></text:p>
      <text:p text:style-name="P7"><text:span text:style-name="T11">Synchronicity. </text:span><text:span text:style-name="T8">Subject isn’t delayed by the inconveniences of modern life.</text:span></text:p>
      <text:p text:style-name="P7"><text:span text:style-name="T9">True Seeing. </text:span><text:span text:style-name="T8">See all things as they really are.</text:span></text:p>
      <text:p text:style-name="P7"><text:span text:style-name="T9">Wall of Stone. </text:span><text:span text:style-name="T8">Creates a stone wall that can be shaped.</text:span></text:p>
      <text:p text:style-name="P4"/>
      <text:p text:style-name="P7"><text:span text:style-name="T7">Spell Descriptions</text:span></text:p>
      <text:p text:style-name="P7"><text:span text:style-name="T8">The spells herein are presented in alphabetical order.</text:span></text:p>
      <text:p text:style-name="P6"/>
      <text:p text:style-name="P7"><text:span text:style-name="T7">Arcane Graffiti</text:span></text:p>
      <text:p text:style-name="P7"><text:span text:style-name="T8">Conjuration (Creation)</text:span></text:p>
      <text:p text:style-name="P7"><text:span text:style-name="T11">Level: </text:span><text:span text:style-name="T8">Arcane 0; </text:span><text:span text:style-name="T11">Components: </text:span><text:span text:style-name="T8">V, S; </text:span><text:span text:style-name="T11">Casting Time: </text:span><text:span text:style-name="T8">Attack action; </text:span><text:span text:style-name="T11">Range: </text:span><text:span text:style-name="T8">0 ft.; </text:span><text:span text:style-name="T11">Effect: </text:span><text:span text:style-name="T8">One personal rune or short message; </text:span><text:span text:style-name="T11">Duration: </text:span><text:span text:style-name="T8">Instantaneous; </text:span><text:span text:style-name="T11">Saving Throw: </text:span><text:span text:style-name="T8">None; </text:span><text:span text:style-name="T11">Spell Resistance: </text:span><text:span text:style-name="T8">No</text:span></text:p>
      <text:p text:style-name="P7"><text:span text:style-name="T8">This spell allows you to inscribe your personal rune or a short message, which can be no larger than 2 feet tall and consist of no more than six words, on a nonliving creature or object. The writing can be visible or invisible. An </text:span><text:span text:style-name="T10">arcane graffiti </text:span><text:span text:style-name="T8">spell enables you to etch the words upon any substance (even stone or metal) without harming the material upon which the mark is placed. If invisible graffiti is made, the casting of any spell or use of any spell-like ability within 30 feet causes the words to become visible for 5 rounds.</text:span></text:p>
      <text:p text:style-name="P7"><text:span text:style-name="T8">The mark cannot be dispelled, but it can be removed by the caster or with a </text:span><text:span text:style-name="T10">clean </text:span><text:span text:style-name="T8">spell.</text:span></text:p>
      <text:p text:style-name="P6"/>
      <text:p text:style-name="P7"><text:soft-page-break/><text:span text:style-name="T7">Burglar’s Buddy</text:span></text:p>
      <text:p text:style-name="P7"><text:span text:style-name="T8">Illusion</text:span></text:p>
      <text:p text:style-name="P7"><text:span text:style-name="T11">Level: </text:span><text:span text:style-name="T8">Arcane 2; </text:span><text:span text:style-name="T11">Components: </text:span><text:span text:style-name="T8">V, S, M; </text:span><text:span text:style-name="T11">Casting Time: </text:span><text:span text:style-name="T8">Attack action; </text:span><text:span text:style-name="T11">Range: </text:span><text:span text:style-name="T8">Long (400 ft. + 40 ft./level); </text:span><text:span text:style-name="T11">Area: </text:span><text:span text:style-name="T8">15-ft.-radius emanation centered on a creature, object, or point in space; </text:span><text:span text:style-name="T11">Duration: </text:span><text:span text:style-name="T8">1 minute/level; </text:span><text:span text:style-name="T11">Saving Throw: </text:span><text:span text:style-name="T8">None and Will negates (object); </text:span><text:span text:style-name="T11">Spell Resistance: </text:span><text:span text:style-name="T8">Yes and no (object)</text:span></text:p>
      <text:p text:style-name="P7"><text:span text:style-name="T8">This spell suppresses all mechanical or electronic intrusion alarms and alarm sensors in the affected area. Burglar alarms or other intrusion alarms within the affected area simply fail to function; sensors for intrusion alarm systems (such as motion detectors, IR detectors, pressure sensors, electric eyes, and so forth) also fail to function, sending no signal to monitoring stations. Video surveillance devices continue to send whatever image they were photographing the moment when the spell was cast.</text:span></text:p>
      <text:p text:style-name="P7"><text:span text:style-name="T10">Material Component: </text:span><text:span text:style-name="T8">A camera lens cover.</text:span></text:p>
      <text:p text:style-name="P6"/>
      <text:p text:style-name="P7"><text:span text:style-name="T7">Clean</text:span></text:p>
      <text:p text:style-name="P7"><text:span text:style-name="T8">Transmutation</text:span></text:p>
      <text:p text:style-name="P7"><text:span text:style-name="T11">Level: </text:span><text:span text:style-name="T8">Arcane 1, Divine 1; </text:span><text:span text:style-name="T11">Components: </text:span><text:span text:style-name="T8">V, S, M; </text:span><text:span text:style-name="T11">Casting Time: </text:span><text:span text:style-name="T8">Full-round action; </text:span><text:span text:style-name="T11">Range: </text:span><text:span text:style-name="T8">Close (25 ft. + 5 ft./2 levels); </text:span><text:span text:style-name="T11">Target: </text:span><text:span text:style-name="T8">One creature, object of up to 1,000 lb./level, or room of up to 100 square feet/level; </text:span><text:span text:style-name="T11">Duration: </text:span><text:span text:style-name="T8">Instantaneous; </text:span><text:span text:style-name="T11">Saving Throw: </text:span><text:span text:style-name="T8">Fortitude negates (harmless); </text:span><text:span text:style-name="T11">Spell Resistance: </text:span><text:span text:style-name="T8">Yes (harmless)</text:span></text:p>
      <text:p text:style-name="P7"><text:span text:style-name="T8">The </text:span><text:span text:style-name="T10">clean </text:span><text:span text:style-name="T8">spell completely eliminates grime, dirt, and bacterial</text:span></text:p>
      <text:p text:style-name="P7"><text:span text:style-name="T8">contaminants from the target. Smooth surfaces gain a faint</text:span></text:p>
      <text:p text:style-name="P7"><text:span text:style-name="T8">shine, as if they had been polished.</text:span></text:p>
      <text:p text:style-name="P7"><text:span text:style-name="T8">If cast on a room or object, the </text:span><text:span text:style-name="T10">clean </text:span><text:span text:style-name="T8">spell destroys dirt, dust, and anything else that would ordinarily be wiped away with a thorough mundane cleaning. The room or object retains no fingerprints, and even the smallest hairs, skin cells, and garment fibers are cleaned away—rendering most evidence collection impossible, for example.</text:span></text:p>
      <text:p text:style-name="P7"><text:span text:style-name="T8">If cast on a creature, the </text:span><text:span text:style-name="T10">clean </text:span><text:span text:style-name="T8">spell disinfects wounds (doubling the natural healing rate for that day) and renders the creature scentless for 1 minute. This means that creatures with the scent extraordinary ability won’t be able to detect the subject by scent alone.</text:span></text:p>
      <text:p text:style-name="P7"><text:span text:style-name="T10">Material Component: </text:span><text:span text:style-name="T8">Bar of soap.</text:span></text:p>
      <text:p text:style-name="P6"/>
      <text:p text:style-name="P7"><text:span text:style-name="T7">Clown Car</text:span></text:p>
      <text:p text:style-name="P7"><text:span text:style-name="T8">Conjuration (Summoning)</text:span></text:p>
      <text:p text:style-name="P7"><text:span text:style-name="T11">Level: </text:span><text:span text:style-name="T8">Arcane 4; </text:span><text:span text:style-name="T11">Components: </text:span><text:span text:style-name="T8">V, S, F; </text:span><text:span text:style-name="T11">Casting Time: </text:span><text:span text:style-name="T8">1 minute; </text:span><text:span text:style-name="T11">Range: </text:span><text:span text:style-name="T8">0 ft.; </text:span><text:span text:style-name="T11">Effect: </text:span><text:span text:style-name="T8">Extradimensional space within an enclosed vehicle capable of holding one creature per caster level; </text:span><text:span text:style-name="T11">Duration: </text:span><text:span text:style-name="T8">1 hour/level; </text:span><text:span text:style-name="T11">Saving Throw: </text:span><text:span text:style-name="T8">None; </text:span><text:span text:style-name="T11">Spell Resistance: </text:span><text:span text:style-name="T8">No</text:span></text:p>
      <text:p text:style-name="P7"><text:span text:style-name="T8">You create a temporary extradimensional space within an enclosed passenger compartment of a vehicle. The spell cannot be cast on vehicles without enclosed passenger compartments, such as motorcycles. The extradimensional space allows the vehicle to hold a number of additional passengers equal to the caster’s level. A passenger may be up to Large size and can bring up to a medium load into the extradimensional space; creatures with more than a medium load cannot enter the extradimensional space.</text:span></text:p>
      <text:p text:style-name="P7"><text:span text:style-name="T8">Creatures that enter the extradimensional space cannot interact with anything outside of the vehicle, nor can creatures outside the vehicle perceive or interact with the occupants and contents of the extradimensional space (or even see the extradimensional space itself). Creatures within the extradimensional space effectively occupy the same 5-footsquare and are incapable of making attacks while so contained.</text:span></text:p>
      <text:p text:style-name="P7"><text:soft-page-break/><text:span text:style-name="T8">Exiting the extradimensional space requires the passengers to physically exit the vehicle as well. If the vehicle is destroyed or the extradimensional space is successfully dispelled, the extradimensional space collapses. Any creatures or objects within the extradimensional space are ejected before the space implodes. Ejected creatures fall prone in squares adjacent to the vehicle.</text:span></text:p>
      <text:p text:style-name="P7"><text:span text:style-name="T10">Focus: </text:span><text:span text:style-name="T8">A klaxon, which must be honked when the spell is cast.</text:span></text:p>
      <text:p text:style-name="P6"/>
      <text:p text:style-name="P7"><text:span text:style-name="T7">Crawling Carpet</text:span></text:p>
      <text:p text:style-name="P7"><text:span text:style-name="T8">Conjuration (Summoning)</text:span></text:p>
      <text:p text:style-name="P7"><text:span text:style-name="T11">Level: </text:span><text:span text:style-name="T8">Divine 4; </text:span><text:span text:style-name="T11">Components: </text:span><text:span text:style-name="T8">V, S, DF; </text:span><text:span text:style-name="T11">Casting Time: </text:span><text:span text:style-name="T8">Fullround action; </text:span><text:span text:style-name="T11">Range: </text:span><text:span text:style-name="T8">Long (400 ft. + 40 ft./level); </text:span><text:span text:style-name="T11">Effect: </text:span><text:span text:style-name="T8">Carpet of monstrous spiders, scarab beetles, or centipedes filling a 10-ft.-radius spread; </text:span><text:span text:style-name="T11">Duration: </text:span><text:span text:style-name="T8">1 minute/level; </text:span><text:span text:style-name="T11">Saving Throw: </text:span><text:span text:style-name="T8">None; </text:span><text:span text:style-name="T11">Spell Resistance: </text:span><text:span text:style-name="T8">No</text:span></text:p>
      <text:p text:style-name="P7"><text:span text:style-name="T8">You summon a number of monstrous insect swarms, each of which attacks any creature occupying its square. Each square of the spell’s effect contains a swarm of monstrous spiders, monstrous scarab beetles, or monstrous centipedes, to a maximum of 12 swarms, assuming that the spell’s effect isn’t blocked by obstacles. The swarms are stationary after being summoned, and won’t pursue creatures that flee. Use the monstrous spider swarm statistics for monstrous scarab beetle swarms and monstrous centipede swarms as well.</text:span></text:p>
      <text:p text:style-name="P6"/>
      <text:p text:style-name="P7"><text:span text:style-name="T7">Dancing Lights</text:span></text:p>
      <text:p text:style-name="P7"><text:span text:style-name="T8">Evocation [Light]</text:span></text:p>
      <text:p text:style-name="P7"><text:span text:style-name="T11">Level: </text:span><text:span text:style-name="T8">Arcane 0; </text:span><text:span text:style-name="T11">Components: </text:span><text:span text:style-name="T8">V, S; </text:span><text:span text:style-name="T11">Casting Time: </text:span><text:span text:style-name="T8">Attack action; </text:span><text:span text:style-name="T11">Range: </text:span><text:span text:style-name="T8">Medium (100 ft. + 10 ft./level); </text:span><text:span text:style-name="T11">Effect: </text:span><text:span text:style-name="T8">Up to four lights, all within a 10-ft.-radius area; </text:span><text:span text:style-name="T11">Duration: </text:span><text:span text:style-name="T8">1 minute (D); </text:span><text:span text:style-name="T11">Saving Throw: </text:span><text:span text:style-name="T8">None; </text:span><text:span text:style-name="T11">Spell Resistance: </text:span><text:span text:style-name="T8">No</text:span></text:p>
      <text:p text:style-name="P7"><text:span text:style-name="T8">You create up to four lights that resemble lanterns or flashlights (and cast that amount of light), or up to four glowing spheres of light, or one faintly glowing, vaguely humanoid shape. The </text:span><text:span text:style-name="T10">dancing lights </text:span><text:span text:style-name="T8">must stay within a 10-foot-radius area in relation to each other but otherwise move as you desire (no concentration required): forward or back, up or down, straight or turning corners, and so forth. The lights can move up to 100 feet per round. A light winks out if the distance between you and the nearest light exceeds the spell’s range.</text:span></text:p>
      <text:p text:style-name="P1"/>
      <text:p text:style-name="P7"><text:span text:style-name="T7">Darkness</text:span></text:p>
      <text:p text:style-name="P7"><text:span text:style-name="T8">Evocation [Darkness]</text:span></text:p>
      <text:p text:style-name="P7"><text:span text:style-name="T11">Level: </text:span><text:span text:style-name="T8">Divine 2; </text:span><text:span text:style-name="T11">Components: </text:span><text:span text:style-name="T8">V, DF; </text:span><text:span text:style-name="T11">Casting Time: </text:span><text:span text:style-name="T8">Attack action; </text:span><text:span text:style-name="T11">Range: </text:span><text:span text:style-name="T8">Touch; </text:span><text:span text:style-name="T11">Target: </text:span><text:span text:style-name="T8">Object touched; </text:span><text:span text:style-name="T11">Duration: </text:span><text:span text:style-name="T8">10 minutes/level (D); </text:span><text:span text:style-name="T11">Saving Throw: </text:span><text:span text:style-name="T8">None; </text:span><text:span text:style-name="T11">Spell Resistance: </text:span><text:span text:style-name="T8">No</text:span></text:p>
      <text:p text:style-name="P7"><text:span text:style-name="T8">This spell causes an object to radiate darkness out to a 20- foot radius. Not even creatures who can normally see in the dark (such as with darkvision) can see in an area shrouded in magical </text:span><text:span text:style-name="T10">darkness</text:span><text:span text:style-name="T8">. Normal lights (flashlights, candles, lanterns, and so forth) do not illuminate the darkened area, nor do light spells of lower level (such as </text:span><text:span text:style-name="T10">light </text:span><text:span text:style-name="T8">and </text:span><text:span text:style-name="T10">dancing lights</text:span><text:span text:style-name="T8">). </text:span><text:span text:style-name="T10">Darkness </text:span><text:span text:style-name="T8">and the 2nd-level spell </text:span><text:span text:style-name="T10">daylight </text:span><text:span text:style-name="T8">cancel each other, leaving whatever light conditions normally prevail in the overlapping areas of the spells.</text:span></text:p>
      <text:p text:style-name="P7"><text:span text:style-name="T8">If the spell is cast on a small object that is then placed inside or under a lightproof covering, the spell’s effects are blocked until the covering is removed.</text:span></text:p>
      <text:p text:style-name="P7"><text:span text:style-name="T10">Darkness </text:span><text:span text:style-name="T8">counters or dispels any light spell of equal or lower level.</text:span></text:p>
      <text:p text:style-name="P6"/>
      <text:p text:style-name="P7"><text:span text:style-name="T7">Dataread</text:span></text:p>
      <text:p text:style-name="P7"><text:soft-page-break/><text:span text:style-name="T8">Divination</text:span></text:p>
      <text:p text:style-name="P7"><text:span text:style-name="T11">Level: </text:span><text:span text:style-name="T8">Arcane 2, Divine 2; </text:span><text:span text:style-name="T11">Components: </text:span><text:span text:style-name="T8">V, S, F/DF; </text:span><text:span text:style-name="T11">Casting Time: </text:span><text:span text:style-name="T8">Attack action; </text:span><text:span text:style-name="T11">Range: </text:span><text:span text:style-name="T8">Touch; </text:span><text:span text:style-name="T11">Effect: </text:span><text:span text:style-name="T8">Read machinereadable data; </text:span><text:span text:style-name="T11">Duration: </text:span><text:span text:style-name="T8">1 minute/level; </text:span><text:span text:style-name="T11">Saving Throw: </text:span><text:span text:style-name="T8">None; </text:span><text:span text:style-name="T11">Spell Resistance: </text:span><text:span text:style-name="T8">No</text:span></text:p>
      <text:p text:style-name="P7"><text:span text:style-name="T8">You run your finger over any machine-readable data source (a barcode, a computer disk, a CD, magnetic tape, or any similar record) to understand the content of the data. You experience the data as it would normally be experienced through an appropriate machine. For example, if reading a music CD, you hear the music in your head. If reading a word processor file, you visualize and read an image of the page. If reading a barcode, you see the serial number, pricing information, or other barcoded data.</text:span></text:p>
      <text:p text:style-name="P7"><text:span text:style-name="T8">The amount of time required to experience the data is the same as that required to read it by conventional means. You can normally read 2 pages of documents in 1 minute. This spell does not decode encrypted data. Without the encryption code, an encrypted document or file appears as a seemingly random string of characters. If you know the encryption code, however, you can read encrypted data normally with this spell.</text:span></text:p>
      <text:p text:style-name="P6"/>
      <text:p text:style-name="P7"><text:span text:style-name="T7">Daylight</text:span></text:p>
      <text:p text:style-name="P7"><text:span text:style-name="T8">Evocation [Light]</text:span></text:p>
      <text:p text:style-name="P7"><text:span text:style-name="T11">Level: </text:span><text:span text:style-name="T8">Divine 2; </text:span><text:span text:style-name="T11">Components: </text:span><text:span text:style-name="T8">V, DF; </text:span><text:span text:style-name="T11">Casting Time: </text:span><text:span text:style-name="T8">Attack action; </text:span><text:span text:style-name="T11">Range: </text:span><text:span text:style-name="T8">Touch; </text:span><text:span text:style-name="T11">Target: </text:span><text:span text:style-name="T8">Object touched; </text:span><text:span text:style-name="T11">Duration: </text:span><text:span text:style-name="T8">10 minutes/level (D); </text:span><text:span text:style-name="T11">Saving Throw: </text:span><text:span text:style-name="T8">None; </text:span><text:span text:style-name="T11">Spell Resistance: </text:span><text:span text:style-name="T8">No</text:span></text:p>
      <text:p text:style-name="P7"><text:span text:style-name="T8">The object touched sheds light as bright as full daylight in a 60-foot radius. Creatures who suffer penalties in bright light suffer them while exposed to this magical light. Despite its name, this spell isn’t equivalent to daylight insofar as it does not damage or destroy creatures normally harmed by daylight (such as vampires). If the spell is cast on a small object that is then placed inside or under a lightproof covering, the spell’s effects are blocked until the covering is removed.</text:span></text:p>
      <text:p text:style-name="P7"><text:span text:style-name="T10">Daylight </text:span><text:span text:style-name="T8">brought into an area of magical darkness (or vice versa) is temporarily negated, so that the otherwise prevailing light conditions exist in the overlapping areas of effect.</text:span></text:p>
      <text:p text:style-name="P7"><text:span text:style-name="T10">Daylight </text:span><text:span text:style-name="T8">counters or dispels any darkness spell of equal or lower level, such as </text:span><text:span text:style-name="T10">darkness</text:span><text:span text:style-name="T8">.</text:span></text:p>
      <text:p text:style-name="P6"/>
      <text:p text:style-name="P7"><text:span text:style-name="T7">Degauss</text:span></text:p>
      <text:p text:style-name="P7"><text:span text:style-name="T8">Transmutation</text:span></text:p>
      <text:p text:style-name="P7"><text:span text:style-name="T11">Level: </text:span><text:span text:style-name="T8">Arcane 1, Divine 1; </text:span><text:span text:style-name="T11">Components: </text:span><text:span text:style-name="T8">V, S; </text:span><text:span text:style-name="T11">Casting Time: </text:span><text:span text:style-name="T8">Attack action; </text:span><text:span text:style-name="T11">Range: </text:span><text:span text:style-name="T8">Touch; </text:span><text:span text:style-name="T11">Effect: </text:span><text:span text:style-name="T8">Stored data is erased; </text:span><text:span text:style-name="T11">Duration: </text:span><text:span text:style-name="T8">Instantaneous; </text:span><text:span text:style-name="T11">Saving Throw: </text:span><text:span text:style-name="T8">None; </text:span><text:span text:style-name="T11">Spell Resistance: </text:span><text:span text:style-name="T8">No</text:span></text:p>
      <text:p text:style-name="P7"><text:span text:style-name="T8">By touching a single device that contains electronic files, such as a computer, external hard drive, CD-ROM, or magnetic disk, you erase all files on that device. The device is rendered empty of data.</text:span></text:p>
      <text:p text:style-name="P6"/>
      <text:p text:style-name="P7"><text:span text:style-name="T7">Detect Scrying</text:span></text:p>
      <text:p text:style-name="P7"><text:span text:style-name="T8">Divination</text:span></text:p>
      <text:p text:style-name="P7"><text:span text:style-name="T11">Level: </text:span><text:span text:style-name="T8">Arcane 4; </text:span><text:span text:style-name="T11">Components: </text:span><text:span text:style-name="T8">V, S, M; </text:span><text:span text:style-name="T11">Casting Time: </text:span><text:span text:style-name="T8">Attack action; </text:span><text:span text:style-name="T11">Range: </text:span><text:span text:style-name="T8">120 ft.; </text:span><text:span text:style-name="T11">Area: </text:span><text:span text:style-name="T8">120-ft.-radius emanation centered on you; </text:span><text:span text:style-name="T11">Duration: </text:span><text:span text:style-name="T8">24 hours; </text:span><text:span text:style-name="T11">Saving Throw: </text:span><text:span text:style-name="T8">None; </text:span><text:span text:style-name="T11">Spell Resistance: </text:span><text:span text:style-name="T8">No</text:span></text:p>
      <text:p text:style-name="P7"><text:span text:style-name="T8">You immediately become aware of any attempt to observe you by means of scrying (including the </text:span><text:span text:style-name="T10">scrying </text:span><text:span text:style-name="T8">spell). The spell’s effect radiates from you moves as you move. The spell also reveals the use of crystal balls or other magic scrying devices. You know the location of every magical sensor within the spell’s area.</text:span></text:p>
      <text:p text:style-name="P7"><text:soft-page-break/><text:span text:style-name="T8">If the scrying attempt originates within the area, you also know its location. If the attempt originates outside this range, you and the scrier immediately make opposed caster level checks. If you match or beat the scrier’s result, you get a visual image of the scrier and a sense of the scrier’s direction and distance from you (accurate to within one-tenth the distance).</text:span></text:p>
      <text:p text:style-name="P7"><text:span text:style-name="T10">Material Components: </text:span><text:span text:style-name="T8">A small shard of mirror and a miniature trumpet.</text:span></text:p>
      <text:p text:style-name="P6"/>
      <text:p text:style-name="P7"><text:span text:style-name="T7">Divination</text:span></text:p>
      <text:p text:style-name="P7"><text:span text:style-name="T8">Divination</text:span></text:p>
      <text:p text:style-name="P7"><text:span text:style-name="T11">Level: </text:span><text:span text:style-name="T8">Acolyte 4; </text:span><text:span text:style-name="T11">Components: </text:span><text:span text:style-name="T8">V, S, M; </text:span><text:span text:style-name="T11">Casting Time: </text:span><text:span text:style-name="T8">10 minutes; </text:span><text:span text:style-name="T11">Range: </text:span><text:span text:style-name="T8">Personal; </text:span><text:span text:style-name="T11">Target: </text:span><text:span text:style-name="T8">You; </text:span><text:span text:style-name="T11">Duration: <text:s/></text:span><text:span text:style-name="T8">Instantaneous </text:span></text:p>
      <text:p text:style-name="P7"><text:span text:style-name="T8">Similar to </text:span><text:span text:style-name="T10">augury </text:span><text:span text:style-name="T8">but more powerful, a </text:span><text:span text:style-name="T10">divination </text:span><text:span text:style-name="T8">spell can provide you with a useful piece of advice in reply to a question concerning a specific goal, event, or activity that is to occur within one week. The advice can be as simple as a short phrase, or it might take the form of a cryptic rhyme or omen. In all cases, the GM controls what information the caster receives. Note that if the caster doesn’t act on the information, the conditions may change so that the information no longer proves useful. The base chance for a correct divination is 70% + 1% per caster level. The GM adjusts the chance if unusual circumstances require it (if, for example, unusual precautions against </text:span><text:span text:style-name="T10">divination </text:span><text:span text:style-name="T8">spells have been taken). If the dice roll fails, the caster knows the spell failed unless specific magic yielding false information is at work. As with </text:span><text:span text:style-name="T10">augury</text:span><text:span text:style-name="T8">, multiple divinations about the same topic by the same caster use the same dice result as the first divination and yield the same answer each time. </text:span></text:p>
      <text:p text:style-name="P7"><text:span text:style-name="T10">Material Components: </text:span><text:span text:style-name="T8">Incense and a sacrificial offering appropriate to the caster’s religion (purchase DC 13). </text:span></text:p>
      <text:p text:style-name="P6"/>
      <text:p text:style-name="P7"><text:span text:style-name="T7">Electromagnetic Pulse</text:span></text:p>
      <text:p text:style-name="P7"><text:span text:style-name="T8">Evocation [Electricity]</text:span></text:p>
      <text:p text:style-name="P7"><text:span text:style-name="T11">Level: </text:span><text:span text:style-name="T8">Arcane 3; </text:span><text:span text:style-name="T11">Components: </text:span><text:span text:style-name="T8">V, S; </text:span><text:span text:style-name="T11">Casting Time: </text:span><text:span text:style-name="T8">Attack action; </text:span><text:span text:style-name="T11">Range: </text:span><text:span text:style-name="T8">Short (25 ft. + 5 ft./2 levels); </text:span><text:span text:style-name="T11">Area: </text:span><text:span text:style-name="T8">20-ft. burst; </text:span><text:span text:style-name="T11">Duration: </text:span><text:span text:style-name="T8">Instantaneous; </text:span><text:span text:style-name="T11">Saving Throw: </text:span><text:span text:style-name="T8">Will negates (object); </text:span><text:span text:style-name="T11">Spell Resistance: </text:span><text:span text:style-name="T8">Yes (object)</text:span></text:p>
      <text:p text:style-name="P7"><text:span text:style-name="T8">When you cast </text:span><text:span text:style-name="T10">electromagnetic pulse, </text:span><text:span text:style-name="T8">you send a powerful burst of energy that ruins electronic circuitry within the spell’s area. Any computer, telephone, television, or other device with a computer processor inside ceases to function immediately, and the contents of hard drives and other storage media are scrambled.</text:span></text:p>
      <text:p text:style-name="P7"><text:span text:style-name="T8">The </text:span><text:span text:style-name="T10">electromagnetic pulse </text:span><text:span text:style-name="T8">affects only devices with extensive circuitry, not everything that uses electricity. Ordinarily the lights stay on, although their electronic switches might not function. Automobiles continue to run, although their engines will run more roughly without electronic guidance. Most cars manufactured after the 1980s won’t start after an </text:span><text:span text:style-name="T10">electromagnetic pulse </text:span><text:span text:style-name="T8">because they have electronic ignition systems.</text:span></text:p>
      <text:p text:style-name="P7"><text:span text:style-name="T8">Devices affected by an </text:span><text:span text:style-name="T10">electromagnetic pulse </text:span><text:span text:style-name="T8">can be fixed according to the following table.</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text:span text:style-name="T3">Repair Task (Example)</text:span></text:p>
          </table:table-cell>
          <table:table-cell table:style-name="Table1.A1" office:value-type="string">
            <text:p text:style-name="P8"><text:span text:style-name="T3">Relevant Skill</text:span></text:p>
          </table:table-cell>
          <table:table-cell table:style-name="Table1.A1" office:value-type="string">
            <text:p text:style-name="P11"><text:span text:style-name="T3">Purchase DC</text:span></text:p>
          </table:table-cell>
          <table:table-cell table:style-name="Table1.A1" office:value-type="string">
            <text:p text:style-name="P11"><text:span text:style-name="T3">Repair DC</text:span></text:p>
          </table:table-cell>
          <table:table-cell table:style-name="Table1.A1" office:value-type="string">
            <text:p text:style-name="P8"><text:span text:style-name="T3">Time</text:span></text:p>
          </table:table-cell>
        </table:table-row>
        <table:table-row table:style-name="Table1.1">
          <table:table-cell table:style-name="Table1.A2" office:value-type="string">
            <text:p text:style-name="P8"><text:span text:style-name="T4">Simple processors (cars, elevator controls)</text:span></text:p>
          </table:table-cell>
          <table:table-cell table:style-name="Table1.A2" office:value-type="string">
            <text:p text:style-name="P8"><text:span text:style-name="T4">Repair</text:span></text:p>
          </table:table-cell>
          <table:table-cell table:style-name="Table1.A2" office:value-type="string">
            <text:p text:style-name="P11"><text:span text:style-name="T4">7</text:span></text:p>
          </table:table-cell>
          <table:table-cell table:style-name="Table1.A2" office:value-type="string">
            <text:p text:style-name="P11"><text:span text:style-name="T4">15</text:span></text:p>
          </table:table-cell>
          <table:table-cell table:style-name="Table1.A2" office:value-type="string">
            <text:p text:style-name="P8"><text:span text:style-name="T4">10 min.</text:span></text:p>
          </table:table-cell>
        </table:table-row>
        <table:table-row table:style-name="Table1.1">
          <table:table-cell table:style-name="Table1.A2" office:value-type="string">
            <text:p text:style-name="P7"><text:span text:style-name="T4">Complex processors (computers, home theaters)</text:span></text:p>
          </table:table-cell>
          <table:table-cell table:style-name="Table1.A2" office:value-type="string">
            <text:p text:style-name="P7"><text:span text:style-name="T4">Repair</text:span></text:p>
          </table:table-cell>
          <table:table-cell table:style-name="Table1.A2" office:value-type="string">
            <text:p text:style-name="P10"><text:span text:style-name="T4">10</text:span></text:p>
          </table:table-cell>
          <table:table-cell table:style-name="Table1.A2" office:value-type="string">
            <text:p text:style-name="P10"><text:span text:style-name="T4">20</text:span></text:p>
          </table:table-cell>
          <table:table-cell table:style-name="Table1.A2" office:value-type="string">
            <text:p text:style-name="P7"><text:span text:style-name="T4">1 hr.</text:span></text:p>
          </table:table-cell>
        </table:table-row>
        <table:table-row table:style-name="Table1.1">
          <table:table-cell table:style-name="Table1.A4" office:value-type="string">
            <text:p text:style-name="P8"><text:span text:style-name="T4">Data recovery (scrambled hard drive)</text:span></text:p>
          </table:table-cell>
          <table:table-cell table:style-name="Table1.A4" office:value-type="string">
            <text:p text:style-name="P8"><text:span text:style-name="T4">Computer Use</text:span></text:p>
          </table:table-cell>
          <table:table-cell table:style-name="Table1.A4" office:value-type="string">
            <text:p text:style-name="P11"><text:span text:style-name="T4">4</text:span></text:p>
          </table:table-cell>
          <table:table-cell table:style-name="Table1.A4" office:value-type="string">
            <text:p text:style-name="P11"><text:span text:style-name="T4">25</text:span></text:p>
          </table:table-cell>
          <table:table-cell table:style-name="Table1.A4" office:value-type="string">
            <text:p text:style-name="P8"><text:span text:style-name="T4">2 hr.</text:span></text:p>
          </table:table-cell>
        </table:table-row>
      </table:table>
      <text:p text:style-name="P7"><text:span text:style-name="T8">You can jury-rig repairs more quickly and cheaply, but the repairs may not last. See the description of the Repair skill for details.</text:span></text:p>
      <text:p text:style-name="P7"><text:span text:style-name="T8">Some military gear is immune to energy effects such as </text:span><text:span text:style-name="T10">electromagnetic pulse </text:span><text:span text:style-name="T8">thanks to a process called tempest hardening. Tempest hardening adds +1 to the purchase DC of an item and makes it Restricted (+2).</text:span></text:p>
      <text:p text:style-name="P6"><text:soft-page-break/></text:p>
      <text:p text:style-name="P7"><text:span text:style-name="T7">Faerie Fire</text:span></text:p>
      <text:p text:style-name="P7"><text:span text:style-name="T8">Evocation [Light]</text:span></text:p>
      <text:p text:style-name="P7"><text:span text:style-name="T11">Level: </text:span><text:span text:style-name="T8">Divine 1; </text:span><text:span text:style-name="T11">Components: </text:span><text:span text:style-name="T8">V, S, DF; </text:span><text:span text:style-name="T11">Casting Time: </text:span><text:span text:style-name="T8">Attack action; </text:span><text:span text:style-name="T11">Range: </text:span><text:span text:style-name="T8">Long (400 ft. + 40 ft./level); </text:span><text:span text:style-name="T11">Area: </text:span><text:span text:style-name="T8">Creatures and objects within a 5-ft.-radius burst; </text:span><text:span text:style-name="T11">Duration: </text:span><text:span text:style-name="T8">1 minute/level (D); </text:span><text:span text:style-name="T11">Saving Throw: </text:span><text:span text:style-name="T8">None; </text:span><text:span text:style-name="T11">Spell Resistance: </text:span><text:span text:style-name="T8">Yes </text:span></text:p>
      <text:p text:style-name="P7"><text:span text:style-name="T8">A pale glow surrounds and outlines the subjects. Outlined subjects shed light as candles. Outlined creatures do not benefit from the concealment normally caused by darkness (but not magical </text:span><text:span text:style-name="T10">darkness</text:span><text:span text:style-name="T8">), </text:span><text:span text:style-name="T10">blur, displacement, invisibility, </text:span><text:span text:style-name="T8">or similar effects. </text:span></text:p>
      <text:p text:style-name="P7"><text:span text:style-name="T8">The light is too dim to have any special effect on undead or darkdwelling creatures. The </text:span><text:span text:style-name="T10">faerie fire </text:span><text:span text:style-name="T8">can be blue, green, or violet, according to your word at the time of casting. The </text:span><text:span text:style-name="T10">faerie fire </text:span><text:span text:style-name="T8">does not cause any harm to the objects or creatures thus outlined.</text:span></text:p>
      <text:p text:style-name="P6"/>
      <text:p text:style-name="P7"><text:span text:style-name="T7">Gaseous Form</text:span></text:p>
      <text:p text:style-name="P7"><text:span text:style-name="T8">Transmutation</text:span></text:p>
      <text:p text:style-name="P7"><text:span text:style-name="T11">Level: </text:span><text:span text:style-name="T8">Arcane 3; </text:span><text:span text:style-name="T11">Components: </text:span><text:span text:style-name="T8">S, M; </text:span><text:span text:style-name="T11">Casting Time: </text:span><text:span text:style-name="T8">Attack action; </text:span><text:span text:style-name="T11">Range: </text:span><text:span text:style-name="T8">Touch; </text:span><text:span text:style-name="T11">Target: </text:span><text:span text:style-name="T8">Willing corporeal creature touched; </text:span><text:span text:style-name="T11">Duration: </text:span><text:span text:style-name="T8">1 minute/level (D); </text:span><text:span text:style-name="T11">Saving Throw: </text:span><text:span text:style-name="T8">None; </text:span><text:span text:style-name="T11">Spell Resistance: </text:span><text:span text:style-name="T8">No</text:span></text:p>
      <text:p text:style-name="P7"><text:span text:style-name="T8">The subject and all her gear become insubstantial, misty (or smoky), and translucent. The subject gains damage reduction 10/+1. Her material armor (including natural armor) becomes worthless, though her size, Dexterity, deflection bonuses, and Defense bonuses from force armor (for example, from the </text:span><text:span text:style-name="T10">mage armor </text:span><text:span text:style-name="T8">spell) still apply. She becomes immune to poison and critical hits. She can’t attack or cast spells with verbal, somatic, material, or focus components while in gaseous form. The subject loses supernatural abilities while in gaseous form. If she has a touch spell ready to use, it is discharged harmlessly when the spell takes effect.</text:span></text:p>
      <text:p text:style-name="P7"><text:span text:style-name="T8">The gaseous subject can’t run but she can fly (speed 10 feet, perfect maneuverability). She can pass through small holes or narrow openings, even mere cracks, with all she was wearing or holding in her hands, as long as the spell persists. She is subject to wind. She can’t enter water or other liquid.</text:span></text:p>
      <text:p text:style-name="P7"><text:span text:style-name="T10">Material Component</text:span><text:span text:style-name="T8">: A bit of gauze or pinch of ash.</text:span></text:p>
      <text:p text:style-name="P1"/>
      <text:p text:style-name="P7"><text:span text:style-name="T7">Haywire</text:span></text:p>
      <text:p text:style-name="P7"><text:span text:style-name="T8">Transmutation</text:span></text:p>
      <text:p text:style-name="P7"><text:span text:style-name="T11">Level: </text:span><text:span text:style-name="T8">Arcane 0, Divine 0; </text:span><text:span text:style-name="T11">Components: </text:span><text:span text:style-name="T8">V, S, M; </text:span><text:span text:style-name="T11">Casting Time: </text:span><text:span text:style-name="T8">Attack action; </text:span><text:span text:style-name="T11">Range: </text:span><text:span text:style-name="T8">Close (25 ft. + 5 ft./2 levels); </text:span><text:span text:style-name="T11">Target: </text:span><text:span text:style-name="T8">One object of up to 100 lb./level; </text:span><text:span text:style-name="T11">Duration: </text:span><text:span text:style-name="T8">1 minute/level; </text:span><text:span text:style-name="T11">Saving Throw: </text:span><text:span text:style-name="T8">Will negates (object); </text:span><text:span text:style-name="T11">Spell Resistance: </text:span><text:span text:style-name="T8">Yes (object)</text:span></text:p>
      <text:p text:style-name="P7"><text:span text:style-name="T8">The </text:span><text:span text:style-name="T10">haywire </text:span><text:span text:style-name="T8">spell causes a single device to behave randomly and erratically, defying any attempts to bring it under control. Cash registers display random prices and open their money drawers repeatedly. Escalators surge forward, then reverse themselves. Automatic teller machines flash random patrons’ account balances on the screen as they spew forth receipts (not money, though).</text:span></text:p>
      <text:p text:style-name="P7"><text:span text:style-name="T8">It’s impossible to describe the exact effects of </text:span><text:span text:style-name="T10">haywire </text:span><text:span text:style-name="T8">on every modern device. In general, a machine subject to </text:span><text:span text:style-name="T10">haywire </text:span><text:span text:style-name="T8">functions as if someone were pressing random buttons or otherwise manipulating it randomly.</text:span></text:p>
      <text:p text:style-name="P7"><text:span text:style-name="T8">Turning off a device subject to a </text:span><text:span text:style-name="T10">haywire </text:span><text:span text:style-name="T8">spell doesn’t work, because the spell disables the “off” switch. Cutting off the power supply (by unplugging it, for example) disables the device 1d4 rounds later, ending the spell.</text:span></text:p>
      <text:p text:style-name="P7"><text:span text:style-name="T10">Material Component: </text:span><text:span text:style-name="T8">A small magnet.</text:span></text:p>
      <text:p text:style-name="P1"><text:soft-page-break/></text:p>
      <text:p text:style-name="P7"><text:span text:style-name="T7">Improved Arcane Lock</text:span></text:p>
      <text:p text:style-name="P7"><text:span text:style-name="T8">Abjuration</text:span></text:p>
      <text:p text:style-name="P7"><text:span text:style-name="T11">Level: </text:span><text:span text:style-name="T8">Arcane 3; </text:span><text:span text:style-name="T11">Range: </text:span><text:span text:style-name="T8">Long (400 ft. + 40 ft./level); </text:span><text:span text:style-name="T11">Target: </text:span><text:span text:style-name="T8">One door, cabinet, chest, or portal/level, up to 30 sq. ft./ level each; </text:span><text:span text:style-name="T11">Duration: </text:span><text:span text:style-name="T8">1 hour/level</text:span></text:p>
      <text:p text:style-name="P7"><text:span text:style-name="T8">As </text:span><text:span text:style-name="T10">arcane lock, </text:span><text:span text:style-name="T8">except as described above. Additionally, </text:span><text:span text:style-name="T10">improved arcane lock </text:span><text:span text:style-name="T8">closes all targeted doors or containers if they’re open when the spell is cast, then locks them. Unlike most spells, the caster need not have an unblocked line of effect to each door targeted by the spell, but the caster must know the location of each door. Mages and Techno Mages often use </text:span><text:span text:style-name="T10">improved arcane lock </text:span><text:span text:style-name="T8">to simultaneously close and lock every door in a building, either to trap something inside or lock something out.</text:span></text:p>
      <text:p text:style-name="P6"/>
      <text:p text:style-name="P7"><text:span text:style-name="T7">Instant Connectivity</text:span></text:p>
      <text:p text:style-name="P7"><text:span text:style-name="T8">Conjuration (Teleporting)</text:span></text:p>
      <text:p text:style-name="P7"><text:span text:style-name="T11">Level: </text:span><text:span text:style-name="T8">Arcane 5; </text:span><text:span text:style-name="T11">Components: </text:span><text:span text:style-name="T8">V, S, F; </text:span><text:span text:style-name="T11">Casting Time: </text:span><text:span text:style-name="T8">Attack action; </text:span><text:span text:style-name="T11">Range: </text:span><text:span text:style-name="T8">Touch (see text); </text:span><text:span text:style-name="T11">Target: </text:span><text:span text:style-name="T8">Creature touched, or up to eight willing creatures joining hands; </text:span><text:span text:style-name="T11">Duration: </text:span><text:span text:style-name="T8">Instantaneous; </text:span><text:span text:style-name="T11">Saving Throw: </text:span><text:span text:style-name="T8">Will negates; </text:span><text:span text:style-name="T11">Spell Resistance: </text:span><text:span text:style-name="T8">Yes</text:span></text:p>
      <text:p text:style-name="P7"><text:span text:style-name="T10">Instant connectivity </text:span><text:span text:style-name="T8">can only be cast through a computer network (see the Casting Spells through Email sidebar). With the aid of instant messaging software, you physically transport the subject or subjects from one place to another. If several willing persons link hands in a circle, up to eight creatures can be affected by the spell at the same time.</text:span></text:p>
      <text:p text:style-name="P7"><text:span text:style-name="T8">At least one of the creatures affected must be touching a computer with an Internet connection and active instant messaging (IM) software. The targets must be sent to a specific IM address that is currently active online. </text:span><text:span text:style-name="T10">Instant connectivity </text:span><text:span text:style-name="T8">causes the targets to appear in the room from which that IM address is being accessed, automatically gaining surprise on anyone else in that room.</text:span></text:p>
      <text:p text:style-name="P7"><text:span text:style-name="T10">Focus: </text:span><text:span text:style-name="T8">A computer hard drive (purchase DC 23 or higher).</text:span></text:p>
      <text:p text:style-name="P6"/>
      <text:p text:style-name="P7"><text:span text:style-name="T7">Instant Identify</text:span></text:p>
      <text:p text:style-name="P7"><text:span text:style-name="T8">Divination</text:span></text:p>
      <text:p text:style-name="P7"><text:span text:style-name="T11">Level: </text:span><text:span text:style-name="T8">Arcane 1, Divine 1; </text:span><text:span text:style-name="T11">Components: </text:span><text:span text:style-name="T8">V, S, M/DF; </text:span><text:span text:style-name="T11">Casting Time: </text:span><text:span text:style-name="T8">Full-round action; </text:span><text:span text:style-name="T11">Range: </text:span><text:span text:style-name="T8">Touch; </text:span><text:span text:style-name="T11">Target: </text:span><text:span text:style-name="T8">One touched object; </text:span><text:span text:style-name="T11">Duration: </text:span><text:span text:style-name="T8">Instantaneous; </text:span><text:span text:style-name="T11">Saving Throw: </text:span><text:span text:style-name="T8">None; </text:span><text:span text:style-name="T11">Spell Resistance: </text:span><text:span text:style-name="T8">No</text:span></text:p>
      <text:p text:style-name="P7"><text:span text:style-name="T8">The spell determines all magic properties of a single magic item, including how to activate those functions (if appropriate) and how many charges (if any) are left.</text:span></text:p>
      <text:p text:style-name="P7"><text:span text:style-name="T10">Arcane Material Component: </text:span><text:span text:style-name="T8">A pearl (purchase DC 12).</text:span></text:p>
      <text:p text:style-name="P6"/>
      <text:p text:style-name="P7"><text:span text:style-name="T7">Machine Invisibility</text:span></text:p>
      <text:p text:style-name="P7"><text:span text:style-name="T8">Illusion</text:span></text:p>
      <text:p text:style-name="P7"><text:soft-page-break/><text:span text:style-name="T11">Level: </text:span><text:span text:style-name="T8">Arcane 2; </text:span><text:span text:style-name="T11">Components: </text:span><text:span text:style-name="T8">V, S, F; </text:span><text:span text:style-name="T11">Casting Time: </text:span><text:span text:style-name="T8">Attack action; </text:span><text:span text:style-name="T11">Range: </text:span><text:span text:style-name="T8">Personal or touch; </text:span><text:span text:style-name="T11">Target: </text:span><text:span text:style-name="T8">One creature or object weighing no more than 100 lb./level; </text:span><text:span text:style-name="T11">Duration: </text:span><text:span text:style-name="T8">1 minute/level (D); </text:span><text:span text:style-name="T11">Saving Throw: </text:span><text:span text:style-name="T8">Will negates (harmless) or Will negates (harmless, object); </text:span><text:span text:style-name="T11">Spell Resistance: </text:span><text:span text:style-name="T8">Yes (harmless) or Yes (harmless, object)</text:span></text:p>
      <text:p text:style-name="P7"><text:span text:style-name="T8">The creature or object touched cannot be detected by video cameras, electronic sensors, or other high-tech detection machines. The creature is also invisible to mechanical constructs such as gear golems, digital homunculi, and mechanical homunculi. If the recipient is a creature carrying gear, the gear is likewise undetectable. The subject is missing from still photos taken while the spell is in effect, closed-circuit television monitors don’t display the subject, and other machines are likewise fooled. The creature or object touched can stand on a scale and doesn’t appear to weigh anything. Infrared and heat sensors detect only the ambient heat levels. X-ray machines don’t reveal the presence of an object with </text:span><text:span text:style-name="T10">machine invisibility. </text:span><text:span text:style-name="T8">Microphones don’t pick up sounds that the subject makes directly, although they will pick up sounds that subject makes by interacting with the environment. A hidden microphone wouldn’t hear the subject’s voice but would record the sound of that creature throwing a brick through a window. Items dropped or put down by an affected creature become visible to machine detectors; items picked up disappear if tucked into clothing or a bag carried by the creature. Light never becomes invisible, although a source of light can become so (thus, the effect in a photograph or video image is that of a light with no visible source). Any part of an item that the subject carries but that extends more than 10 feet from it becomes visible, such as a trailing rope.</text:span></text:p>
      <text:p text:style-name="P7"><text:span text:style-name="T8">The spell ends if the subject attacks any creature. For purposes of this spell, an “attack” includes any spell targeting a foe or whose area or effect includes a foe. (Exactly who is a foe depends on the invisible character’s perceptions.) Actions directed at unattended objects do not break the spell. Causing harm indirectly is not an attack. If the subject attacks directly, however, the subject and its gear immediately becomes visible to machines.</text:span></text:p>
      <text:p text:style-name="P7"><text:span text:style-name="T8">While </text:span><text:span text:style-name="T10">machine invisibility </text:span><text:span text:style-name="T8">is useful for many tasks requiring stealth, it sometimes makes the subject’s life more difficult. A stoplight sensor under an intersection might not pick up a motorcycle with </text:span><text:span text:style-name="T10">machine invisibility. </text:span><text:span text:style-name="T8">Automatic sliding doors at the supermarket won’t open for the subject of </text:span><text:span text:style-name="T10">machine invisibility. </text:span><text:span text:style-name="T8">Talking on the telephone or radio is impossible.</text:span></text:p>
      <text:p text:style-name="P7"><text:span text:style-name="T10">Focus: </text:span><text:span text:style-name="T8">A glass lens, which the caster fogs by breathing on it.</text:span></text:p>
      <text:p text:style-name="P6"/>
      <text:p text:style-name="P7"><text:span text:style-name="T7">Magic Bullets</text:span></text:p>
      <text:p text:style-name="P7"><text:span text:style-name="T8">Transmutation</text:span></text:p>
      <text:p text:style-name="P7"><text:span text:style-name="T11">Level: </text:span><text:span text:style-name="T8">Arcane 4, Divine 4; </text:span><text:span text:style-name="T11">Components: </text:span><text:span text:style-name="T8">V, S, F; </text:span><text:span text:style-name="T11">Casting Time: </text:span><text:span text:style-name="T8">Attack action; </text:span><text:span text:style-name="T11">Range: </text:span><text:span text:style-name="T8">Touch; </text:span><text:span text:style-name="T11">Target: </text:span><text:span text:style-name="T8">50 bullets, all of which must be in contact with each other at the time of casting; </text:span><text:span text:style-name="T11">Duration: </text:span><text:span text:style-name="T8">1 hour/level; </text:span><text:span text:style-name="T11">Saving Throw: </text:span><text:span text:style-name="T8">Will negates (harmless, object); </text:span><text:span text:style-name="T11">Spell Resistance: </text:span><text:span text:style-name="T8">Yes (harmless, object)</text:span></text:p>
      <text:p text:style-name="P7"><text:span text:style-name="T8">You enhance up to 50 individual bullets of the same caliber or a single magazine of up to 50 rounds with the power of a 1stlevel spell you already know. The bullets must be fired from a gun for the subsidiary magical effects to take hold. The related spells you must know to create </text:span><text:span text:style-name="T10">magic bullets </text:span><text:span text:style-name="T8">of a particular type are listed below.</text:span></text:p>
      <text:p text:style-name="P7"><text:span text:style-name="T8">Each time you cast the spell, all the bullets receive the same enchantment, but afterward it is possible to mix </text:span><text:span text:style-name="T10">magic bullets </text:span><text:span text:style-name="T8">with different effects in the same magazine. Be sure to note the order in which the bullets are loaded to correctly track the effect of each shot. Unless otherwise noted, </text:span><text:span text:style-name="T10">magic bullets </text:span><text:span text:style-name="T8">deal normal damage before they impart their magical effect. This spell can be used to create one type of bullet (as noted in the chart below), or others at the GM’s discretion. </text:span></text:p>
      <text:p text:style-name="P6"/>
      <table:table table:name="Table2" table:style-name="Table2">
        <table:table-column table:style-name="Table2.A"/>
        <table:table-column table:style-name="Table2.B"/>
        <table:table-column table:style-name="Table2.C"/>
        <table:table-row table:style-name="Table2.1">
          <table:table-cell table:style-name="Table2.A1" office:value-type="string">
            <text:h text:style-name="P12" text:outline-level="1"><text:span text:style-name="T1">Magic Bullet Type</text:span></text:h>
          </table:table-cell>
          <table:table-cell table:style-name="Table2.A1" office:value-type="string">
            <text:h text:style-name="P12" text:outline-level="1"><text:span text:style-name="T1">Other Spell Known</text:span></text:h>
          </table:table-cell>
          <table:table-cell table:style-name="Table2.A1" office:value-type="string">
            <text:h text:style-name="P12" text:outline-level="1"><text:span text:style-name="T1">Effect</text:span></text:h>
          </table:table-cell>
        </table:table-row>
        <table:table-row table:style-name="Table2.1">
          <table:table-cell table:style-name="Table2.A2" office:value-type="string">
            <text:p text:style-name="P8"><text:span text:style-name="T4">Curing bullet (divine)</text:span></text:p>
          </table:table-cell>
          <table:table-cell table:style-name="Table2.A2" office:value-type="string">
            <text:p text:style-name="P8"><text:span text:style-name="T5">Cure light wounds</text:span></text:p>
          </table:table-cell>
          <table:table-cell table:style-name="Table2.A2" office:value-type="string">
            <text:p text:style-name="P8"><text:span text:style-name="T4">Bullet deals no damage and instead cures 1d8+5 points of damage.</text:span></text:p>
          </table:table-cell>
        </table:table-row>
        <table:table-row table:style-name="Table2.1">
          <table:table-cell table:style-name="Table2.A2" office:value-type="string">
            <text:p text:style-name="P7"><text:span text:style-name="T4">Inflicting bullet (divine)</text:span></text:p>
          </table:table-cell>
          <table:table-cell table:style-name="Table2.A2" office:value-type="string">
            <text:p text:style-name="P7"><text:span text:style-name="T5">Inflict light wounds</text:span></text:p>
          </table:table-cell>
          <table:table-cell table:style-name="Table2.A2" office:value-type="string">
            <text:p text:style-name="P7"><text:span text:style-name="T4">Creature damaged by pain bullet must succeed at a Will save (DC 14) or take an additional 1d8+5 points of damage.</text:span></text:p>
          </table:table-cell>
        </table:table-row>
        <table:table-row table:style-name="Table2.1">
          <table:table-cell table:style-name="Table2.A2" office:value-type="string">
            <text:p text:style-name="P7"><text:span text:style-name="T4">Knock-out bullet (arcane)</text:span></text:p>
          </table:table-cell>
          <table:table-cell table:style-name="Table2.A2" office:value-type="string">
            <text:p text:style-name="P7"><text:span text:style-name="T5">Sleep</text:span></text:p>
          </table:table-cell>
          <table:table-cell table:style-name="Table2.A2" office:value-type="string">
            <text:p text:style-name="P7"><text:span text:style-name="T4">Creature damaged by knock-out bullet must succeed at a Will save (DC 14) or fall into a comatose slumber. Creatures with 5 or more Hit Dice are immne to this effect.</text:span></text:p>
          </table:table-cell>
        </table:table-row>
        <table:table-row table:style-name="Table2.1">
          <table:table-cell table:style-name="Table2.A5" office:value-type="string">
            <text:p text:style-name="P8"><text:span text:style-name="T4">Panic bullet (arcane)</text:span></text:p>
          </table:table-cell>
          <table:table-cell table:style-name="Table2.A5" office:value-type="string">
            <text:p text:style-name="P8"><text:span text:style-name="T5">Cause fear</text:span></text:p>
          </table:table-cell>
          <table:table-cell table:style-name="Table2.A5" office:value-type="string">
            <text:p text:style-name="P8"><text:span text:style-name="T4">Creature damaged by terror bullet must succeed at a Will save (DC 14) or be panicked (–2 morale penalty on attack rolls, weapon damage rolls, and saves) for 1d4 rounds.</text:span></text:p>
          </table:table-cell>
        </table:table-row>
      </table:table>
      <text:p text:style-name="P6"/>
      <text:p text:style-name="P7"><text:span text:style-name="T7">Magic Circle</text:span></text:p>
      <text:p text:style-name="P7"><text:span text:style-name="T8">Abjuration</text:span></text:p>
      <text:p text:style-name="P7"><text:span text:style-name="T11">Level: </text:span><text:span text:style-name="T8">Divine 3; </text:span><text:span text:style-name="T11">Components: </text:span><text:span text:style-name="T8">V, S, DF; </text:span><text:span text:style-name="T11">Casting Time:</text:span></text:p>
      <text:p text:style-name="P7"><text:soft-page-break/><text:span text:style-name="T8">Attack action; </text:span><text:span text:style-name="T11">Range: </text:span><text:span text:style-name="T8">Touch; </text:span><text:span text:style-name="T11">Area: </text:span><text:span text:style-name="T8">10-ft.-radius emanation from touched creature; </text:span><text:span text:style-name="T11">Duration: </text:span><text:span text:style-name="T8">10 minutes/level; </text:span><text:span text:style-name="T11">Saving Throw: </text:span><text:span text:style-name="T8">Will negates (harmless); </text:span><text:span text:style-name="T11">Spell Resistance: </text:span><text:span text:style-name="T8">No (see text)</text:span></text:p>
      <text:p text:style-name="P7"><text:span text:style-name="T8">This spell wards an area from attacks by creatures of a specific allegiance (chosen when the spell is cast), from mental control, and from summoned or conjured creatures. It creates a magical barrier around the subject at a distance of 10 feet. The barrier moves with the subject and has three major effects:</text:span></text:p>
      <text:p text:style-name="P7"><text:span text:style-name="T8">First, everyone inside the </text:span><text:span text:style-name="T10">magic circle </text:span><text:span text:style-name="T8">gains a +2 deflection bonus to Defense and a +2 resistance bonus on saves. Both these bonuses apply only against attacks made by creatures with the specified allegiance.</text:span></text:p>
      <text:p text:style-name="P7"><text:span text:style-name="T8">Second, the barrier blocks any attempt to possess creatures within the </text:span><text:span text:style-name="T10">magic circle </text:span><text:span text:style-name="T8">(as by a </text:span><text:span text:style-name="T10">possession </text:span><text:span text:style-name="T8">incantation). The barrier keeps out a possessing life force but does not expel one if it is in place before the spell is cast.</text:span></text:p>
      <text:p text:style-name="P7"><text:span text:style-name="T8">Third, the </text:span><text:span text:style-name="T10">magic circle </text:span><text:span text:style-name="T8">thwarts any attempt to exert mental control over creatures within its area. If a dominated creature enters the </text:span><text:span text:style-name="T10">magic circle</text:span><text:span text:style-name="T8">, mental control is lost for the duration of the </text:span><text:span text:style-name="T10">magic circle </text:span><text:span text:style-name="T8">spell or until the creature leaves the protected area.</text:span></text:p>
      <text:p text:style-name="P7"><text:span text:style-name="T8">Fourth, the spell prevents bodily contact by summoned or conjured creatures of the specified allegiance. This causes the natural weapon attacks of such creatures to fail and the creatures to recoil if such attacks require touching a creature inside the </text:span><text:span text:style-name="T10">magic circle</text:span><text:span text:style-name="T8">. The protection against contact by summoned or conjured creatures ends if anyone inside the </text:span><text:span text:style-name="T10">magic circle </text:span><text:span text:style-name="T8">makes an attack against a blocked creature or the subject tries to force the barrier against the blocked creature.</text:span></text:p>
      <text:p text:style-name="P7"><text:span text:style-name="T8">Spell resistance can allow a creature to overcome this protection and reach and step inside the </text:span><text:span text:style-name="T10">magic circle</text:span><text:span text:style-name="T8">.</text:span></text:p>
      <text:p text:style-name="P6"/>
      <text:p text:style-name="P7"><text:span text:style-name="T7">Magic ID</text:span></text:p>
      <text:p text:style-name="P7"><text:span text:style-name="T8">Illusion</text:span></text:p>
      <text:p text:style-name="P7"><text:span text:style-name="T11">Level: </text:span><text:span text:style-name="T8">Arcane 0; </text:span><text:span text:style-name="T11">Components: </text:span><text:span text:style-name="T8">V, S, F; </text:span><text:span text:style-name="T11">Casting Time: </text:span><text:span text:style-name="T8">Attack action; </text:span><text:span text:style-name="T11">Range: </text:span><text:span text:style-name="T8">Touch; </text:span><text:span text:style-name="T11">Effect: </text:span><text:span text:style-name="T8">Illusory identification card; </text:span><text:span text:style-name="T11">Duration: </text:span><text:span text:style-name="T8">See description; </text:span><text:span text:style-name="T11">Saving Throw: </text:span><text:span text:style-name="T8">Will disbelief (if interacted with); </text:span><text:span text:style-name="T11">Spell Resistance: </text:span><text:span text:style-name="T8">No</text:span></text:p>
      <text:p text:style-name="P7"><text:span text:style-name="T8">With this glamer, you make a small card or slip of paper appear to be a valid identification card of your choosing. The card bears your name, likeness, and all other data expected by anyone examining such a card. However, it is only visually accurate and does not contain any valid machine-readable data or electronic coding. You cannot use this spell to make an electronic passkey. The illusion lasts only as long as you touch the card, to a maximum of 5 rounds.</text:span></text:p>
      <text:p text:style-name="P7"><text:span text:style-name="T10">Focus: </text:span><text:span text:style-name="T8">A small card or slip of paper.</text:span></text:p>
      <text:p text:style-name="P6"/>
      <text:p text:style-name="P7"><text:span text:style-name="T7">Magic Message</text:span></text:p>
      <text:p text:style-name="P7"><text:span text:style-name="T8">Illusion</text:span></text:p>
      <text:p text:style-name="P7"><text:span text:style-name="T11">Level: </text:span><text:span text:style-name="T8">Arcane 2; </text:span><text:span text:style-name="T11">Components: </text:span><text:span text:style-name="T8">V, S, M; </text:span><text:span text:style-name="T11">Casting Time: </text:span><text:span text:style-name="T8">Fullround action; </text:span><text:span text:style-name="T11">Range: </text:span><text:span text:style-name="T8">Close (25 ft. + 5 ft./2 levels); </text:span><text:span text:style-name="T11">Target: </text:span><text:span text:style-name="T8">One object (see text); </text:span><text:span text:style-name="T11">Duration: </text:span><text:span text:style-name="T8">Permanent until discharged; </text:span><text:span text:style-name="T11">Saving Throw: </text:span><text:span text:style-name="T8">Will negates (object); </text:span><text:span text:style-name="T11">Spell Resistance: </text:span><text:span text:style-name="T8">Yes (object)</text:span></text:p>
      <text:p text:style-name="P7"><text:span text:style-name="T8">This spell imbues a modern device such as a television, radio, computer monitor, or news ticker with a message you set that’s delivered when a specified event occurs. The message, which must be 25 words or less, is delivered in a manner appropriate to the device targeted by the spell. A newscaster on a targeted television will appear to speak the message. A stereo plays the message as a repetitive song lyric. An electronic traffic sign displays the message for all motorists to see.</text:span></text:p>
      <text:p text:style-name="P7"><text:span text:style-name="T8">The spell functions when specific conditions are fulfilled according to your command as set in the spell. Commands can be as general or specific as desired, although only visiual and audible triggers can be used such as the following: “Deliver the message when a man in a dark suit walks past with a gun drawn.” Triggers react to what appears to be the case. Disguises and illusions can fool them. Normal darkness does not defeat a visual trigger (it’s common for a television to flicker to life in a dark apartment, delivering a </text:span><text:span text:style-name="T10">magic message</text:span><text:span text:style-name="T8">). Magical darkness and </text:span><text:span text:style-name="T10">invisibility </text:span><text:span text:style-name="T8">will defeat a visual trigger, however, and silent movement and magical silence defeats audible triggers. Audible triggers can be keyed to general types of noises (footsteps, elevator music) or to a specific noise or a spoken work. Actions can serve as triggers if they are visible or audible. For example, “Deliver the message when any creature picks up the talking doll” is an acceptable command if the creature is visible. A </text:span><text:span text:style-name="T10">magic message </text:span><text:span text:style-name="T8">cannot distinguish class, level, Hit Dice, or allegiance.</text:span></text:p>
      <text:p text:style-name="P7"><text:span text:style-name="T8">The range limit of a trigger is 15 feet per caster level, so a 6th-level caster can command a </text:span><text:span text:style-name="T10">magic message </text:span><text:span text:style-name="T8">to respond to triggers up to 90 feet away. Regardless of range, the </text:span><text:span text:style-name="T10">magic message </text:span><text:span text:style-name="T8">can respond only to visible or audible triggers and actions in line of sight or within hearing distance.</text:span></text:p>
      <text:p text:style-name="P7"><text:span text:style-name="T10">Material Component: </text:span><text:span text:style-name="T8">A carved jade figurine (purchase DC 8).</text:span></text:p>
      <text:p text:style-name="P6"><text:soft-page-break/></text:p>
      <text:p text:style-name="P7"><text:span text:style-name="T7">Mask Metal</text:span></text:p>
      <text:p text:style-name="P7"><text:span text:style-name="T8">Illusion</text:span></text:p>
      <text:p text:style-name="P7"><text:span text:style-name="T11">Level: </text:span><text:span text:style-name="T8">Arcane 1; </text:span><text:span text:style-name="T11">Components: </text:span><text:span text:style-name="T8">V, S, M; </text:span><text:span text:style-name="T11">Casting Time: </text:span><text:span text:style-name="T8">Attack action; </text:span><text:span text:style-name="T11">Range: </text:span><text:span text:style-name="T8">Touch; </text:span><text:span text:style-name="T11">Target: </text:span><text:span text:style-name="T8">A single metal object weighing no more than 10 lb./level; </text:span><text:span text:style-name="T11">Duration: </text:span><text:span text:style-name="T8">10 minutes/ level (D); </text:span><text:span text:style-name="T11">Saving Throw: </text:span><text:span text:style-name="T8">None or Will negates (harmless, object); </text:span><text:span text:style-name="T11">Spell Resistance: </text:span><text:span text:style-name="T8">No or yes (harmless, object)</text:span></text:p>
      <text:p text:style-name="P7"><text:span text:style-name="T8">This glamer makes a metal object undetectable to metal detectors. When any creature or character makes a Search or Spot check to detect the object, he or she does not gain equipment bonuses from any device that detects metal.</text:span></text:p>
      <text:p text:style-name="P7"><text:span text:style-name="T10">Material Component: </text:span><text:span text:style-name="T8">A magnet.</text:span></text:p>
      <text:p text:style-name="P6"/>
      <text:p text:style-name="P7"><text:span text:style-name="T7">Mending</text:span></text:p>
      <text:p text:style-name="P7"><text:span text:style-name="T8">Transmutation</text:span></text:p>
      <text:p text:style-name="P7"><text:span text:style-name="T11">Level: </text:span><text:span text:style-name="T8">Arcane 0, Divine 0; </text:span><text:span text:style-name="T11">Components: </text:span><text:span text:style-name="T8">V, S; </text:span><text:span text:style-name="T11">Casting Time: </text:span><text:span text:style-name="T8">Attack action; </text:span><text:span text:style-name="T11">Range: </text:span><text:span text:style-name="T8">10 ft.; </text:span><text:span text:style-name="T11">Target: </text:span><text:span text:style-name="T8">One object of up to 1 pound/level; </text:span><text:span text:style-name="T11">Duration: </text:span><text:span text:style-name="T8">Instantaneous; </text:span><text:span text:style-name="T11">Saving Throw: </text:span><text:span text:style-name="T8">Will negates (harmless, object); </text:span><text:span text:style-name="T11">Spell Resistance: </text:span><text:span text:style-name="T8">Yes (harmless, object)</text:span></text:p>
      <text:p text:style-name="P7"><text:span text:style-name="T10">Mending </text:span><text:span text:style-name="T8">repairs small breaks or tears in objects (not warps). In metallic objects, it will weld a broken chain link, a necklace, or a knife, providing but one break exists. Ceramic or wooden objects with multiple breaks can be rejoined to be as strong as new. A hole in a backpack or garment is completely healed over by </text:span><text:span text:style-name="T10">mending</text:span><text:span text:style-name="T8">. The spell can repair a magic item, but the item’s magical abilities are not restored. The spell has no effect on creatures (even constructs).</text:span></text:p>
      <text:p text:style-name="P6"/>
      <text:p text:style-name="P7"><text:span text:style-name="T7">Nondetection</text:span></text:p>
      <text:p text:style-name="P7"><text:span text:style-name="T8">Abjuration</text:span></text:p>
      <text:p text:style-name="P7"><text:span text:style-name="T11">Level: </text:span><text:span text:style-name="T8">Arcane 3; </text:span><text:span text:style-name="T11">Components: </text:span><text:span text:style-name="T8">V, S, M; </text:span><text:span text:style-name="T11">Casting Time: </text:span><text:span text:style-name="T8">Attack action; </text:span><text:span text:style-name="T11">Range: </text:span><text:span text:style-name="T8">Touch; </text:span><text:span text:style-name="T11">Target: </text:span><text:span text:style-name="T8">Creature or object touched; </text:span><text:span text:style-name="T11">Duration: </text:span><text:span text:style-name="T8">1 hour/level; </text:span><text:span text:style-name="T11">Saving Throw: </text:span><text:span text:style-name="T8">Will negates (harmless, object); </text:span><text:span text:style-name="T11">Spell Resistance: </text:span><text:span text:style-name="T8">Yes (harmless, object)</text:span></text:p>
      <text:p text:style-name="P7"><text:span text:style-name="T8">The warded creature or object becomes difficult to detect by divination and detection spells, such as </text:span><text:span text:style-name="T10">scrying</text:span><text:span text:style-name="T8">. </text:span><text:span text:style-name="T10">Nondetection </text:span><text:span text:style-name="T8">also prevents location by such magic items as crystal balls. If a divination is attempted against the warded creature or item, the caster of the divination must succeed at a caster level check (1d20 + caster level) against a DC of 11 + the caster level of the spellcaster who cast </text:span><text:span text:style-name="T10">nondetection. </text:span><text:span text:style-name="T8">If you cast </text:span><text:span text:style-name="T10">nondetection </text:span><text:span text:style-name="T8">on yourself or on an item currently in your possession, the DC is 15 + your caster level.</text:span></text:p>
      <text:p text:style-name="P7"><text:span text:style-name="T8">If cast on a creature, </text:span><text:span text:style-name="T10">nondetection </text:span><text:span text:style-name="T8">wards the creature’s gear as well as the creature itself.</text:span></text:p>
      <text:p text:style-name="P7"><text:span text:style-name="T10">Material Component: </text:span><text:span text:style-name="T8">A pinch of diamond dust (purchase DC 10).</text:span></text:p>
      <text:p text:style-name="P6"/>
      <text:p text:style-name="P7"><text:span text:style-name="T7">Obscuring Mist</text:span></text:p>
      <text:p text:style-name="P7"><text:span text:style-name="T8">Conjuration (Creation)</text:span></text:p>
      <text:p text:style-name="P7"><text:soft-page-break/><text:span text:style-name="T11">Level: </text:span><text:span text:style-name="T8">Arcane 1, Divine 1; </text:span><text:span text:style-name="T11">Components: </text:span><text:span text:style-name="T8">V, S; </text:span><text:span text:style-name="T11">Casting Time: </text:span><text:span text:style-name="T8">Attack action; </text:span><text:span text:style-name="T11">Range: </text:span><text:span text:style-name="T8">30 ft.; </text:span><text:span text:style-name="T11">Effect: </text:span><text:span text:style-name="T8">Cloud centered on you spreads 30 ft. and is 20 ft. high; </text:span><text:span text:style-name="T11">Duration: </text:span><text:span text:style-name="T8">1 minute/level; </text:span><text:span text:style-name="T11">Saving Throw: </text:span><text:span text:style-name="T8">None; </text:span><text:span text:style-name="T11">Spell Resistance: </text:span><text:span text:style-name="T8">No</text:span></text:p>
      <text:p text:style-name="P7"><text:span text:style-name="T8">A misty vapor arises around you. It is stationary once created. The vapor obscures all sight, including darkvision, beyond 5 feet. A creature 5 feet away has one-half concealment (attacks have a 20% miss chance). Creatures farther away have total concealment (50% miss chance, and the attacker cannot use sight to locate the target).</text:span></text:p>
      <text:p text:style-name="P7"><text:span text:style-name="T8">A moderate wind (11+ mph) disperses the fog in 4 rounds. A strong wind (21+ mph) disperses the fog in 1 round. A </text:span><text:span text:style-name="T10">fireball, flaming wrath</text:span><text:span text:style-name="T8">, or similar spell burns away the fog in the spell’s area. A </text:span><text:span text:style-name="T10">wall of fire </text:span><text:span text:style-name="T8">burns away the fog in the area into which it deals damage.</text:span></text:p>
      <text:p text:style-name="P7"><text:span text:style-name="T8">This spell does not function underwater.</text:span></text:p>
      <text:p text:style-name="P6"/>
      <text:p text:style-name="P7"><text:span text:style-name="T7">Phantasmal Killer</text:span></text:p>
      <text:p text:style-name="P7"><text:span text:style-name="T8">Illusion [Fear, Mind-Affecting]</text:span></text:p>
      <text:p text:style-name="P7"><text:span text:style-name="T11">Level: </text:span><text:span text:style-name="T8">Arcane 4; </text:span><text:span text:style-name="T11">Components: </text:span><text:span text:style-name="T8">V, S; </text:span><text:span text:style-name="T11">Casting Time: </text:span><text:span text:style-name="T8">Attack action; </text:span><text:span text:style-name="T11">Range: </text:span><text:span text:style-name="T8">Medium (100 ft. + 10 ft./level); </text:span><text:span text:style-name="T11">Target: </text:span><text:span text:style-name="T8">One living creature; </text:span><text:span text:style-name="T11">Duration: </text:span><text:span text:style-name="T8">Instantaneous; </text:span><text:span text:style-name="T11">Saving Throw: </text:span><text:span text:style-name="T8">Will disbelief (if interacted with), then Fortitude partial; </text:span><text:span text:style-name="T11">Spell Resistance: </text:span><text:span text:style-name="T8">Yes</text:span></text:p>
      <text:p text:style-name="P7"><text:span text:style-name="T8">You create the phantasmal image of the most fearsome creature imaginable to the subject simply by forming the fears of the subject’s subconscious mind into something that its conscious mind can visualize: this most horrible beast. Only the spell’s subject can perceive the </text:span><text:span text:style-name="T10">phantasmal killer. </text:span><text:span text:style-name="T8">You see only a shadowy shape. The subject first gets a Will save to recognize the image as unreal. If the subject fails the Will save, the phantasm touches him, and he must succeed at a Fortitude save or die from fear. Even if the Fortitude save is successful, the subject takes 3d6 points of damage.</text:span></text:p>
      <text:p text:style-name="P6"/>
      <text:p text:style-name="P7"><text:span text:style-name="T7">Phantom Chopper</text:span></text:p>
      <text:p text:style-name="P7"><text:span text:style-name="T8">Conjuration (Creation)</text:span></text:p>
      <text:p text:style-name="P7"><text:span text:style-name="T11">Level: </text:span><text:span text:style-name="T8">Arcane 3; </text:span><text:span text:style-name="T11">Components: </text:span><text:span text:style-name="T8">V, S; </text:span><text:span text:style-name="T11">Casting Time: </text:span><text:span text:style-name="T8">10 minutes; </text:span><text:span text:style-name="T11">Range: </text:span><text:span text:style-name="T8">0 ft.; </text:span><text:span text:style-name="T11">Effect: </text:span><text:span text:style-name="T8">One quasi-real motorcycle; </text:span><text:span text:style-name="T11">Duration: </text:span><text:span text:style-name="T8">1 hour/level (D); </text:span><text:span text:style-name="T11">Saving Throw: </text:span><text:span text:style-name="T8">None; </text:span><text:span text:style-name="T11">Spell Resistance: </text:span><text:span text:style-name="T8">No</text:span></text:p>
      <text:p text:style-name="P7"><text:span text:style-name="T8">You conjure a quasi-real motorcycle. The motorcycle can be ridden only by you or the one person for whom you specifically create the cycle. A phantom chopper looks like a heavily customized motorcycle of indeterminate make and model. It has realistic-looking license plates, and you decide what the license plate says when you cast the spell.</text:span></text:p>
      <text:p text:style-name="P7"><text:span text:style-name="T8">The </text:span><text:span text:style-name="T10">phantom chopper </text:span><text:span text:style-name="T8">has a Defense of 10, hardness of 5, and 20 hit points +1 hit point per caster level. If it loses all its hit points, the </text:span><text:span text:style-name="T10">phantom chopper </text:span><text:span text:style-name="T8">disappears. A </text:span><text:span text:style-name="T10">phantom chopper </text:span><text:span text:style-name="T8">has a top speed of 40 feet per caster level, an initiative modifier of +0, and a maneuver modifier of +1.</text:span></text:p>
      <text:p text:style-name="P7"><text:span text:style-name="T8">The </text:span><text:span text:style-name="T10">phantom choppers </text:span><text:span text:style-name="T8">gains certain powers according to caster level. A motorcycle’s abilities include those of motorcycles of lower caster levels.</text:span></text:p>
      <text:p text:style-name="P7"><text:span text:style-name="T10">7th Level: </text:span><text:span text:style-name="T8">The motorcycle can ride over sandy, muddy, or even swampy ground without difficulty or decrease in speed.</text:span></text:p>
      <text:p text:style-name="P7"><text:span text:style-name="T10">8th Level: </text:span><text:span text:style-name="T8">The motorcycle can ride over water as if it were firm, dry ground.</text:span></text:p>
      <text:p text:style-name="P7"><text:span text:style-name="T10">9th Level: </text:span><text:span text:style-name="T8">The motorcycle can ride in the air as if it were firm land, so chasms and the like can be crossed without benefit of a bridge. The </text:span><text:span text:style-name="T10">phantom chopper </text:span><text:span text:style-name="T8">cannot take off and fly. It can only ride horizontally across the air. After 1 round in the air, the motorcycle falls.</text:span></text:p>
      <text:p text:style-name="P6"/>
      <text:p text:style-name="P7"><text:span text:style-name="T7">Phantom Limousine</text:span></text:p>
      <text:p text:style-name="P7"><text:soft-page-break/><text:span text:style-name="T8">Conjuration (Creation)</text:span></text:p>
      <text:p text:style-name="P7"><text:span text:style-name="T11">Level: </text:span><text:span text:style-name="T8">Arcane 5; </text:span><text:span text:style-name="T11">Components: </text:span><text:span text:style-name="T8">V, S, F; </text:span><text:span text:style-name="T11">Casting Time: </text:span><text:span text:style-name="T8">1 minute; </text:span><text:span text:style-name="T11">Range: </text:span><text:span text:style-name="T8">0 ft.; </text:span><text:span text:style-name="T11">Effect: </text:span><text:span text:style-name="T8">One quasi-real limousine; </text:span><text:span text:style-name="T11">Duration: </text:span><text:span text:style-name="T8">1 hour/level (D); </text:span><text:span text:style-name="T11">Saving Throw: </text:span><text:span text:style-name="T8">None; </text:span><text:span text:style-name="T11">Spell Resistance: </text:span><text:span text:style-name="T8">No</text:span></text:p>
      <text:p text:style-name="P7"><text:span text:style-name="T8">You conjure forth a quasi-real limousine that seats eight Medium characters (two in the front and six in a comfortable passenger area), four Large creatures (one in the front and three in the back), or sixteen Small creatures (four in the front and twelve in the back). The limousine has the exterior color and design details you choose when you prepare the spell, and the interior is one of opulent luxury. You decide what its license plates look like when you cast the spell.</text:span></text:p>
      <text:p text:style-name="P7"><text:span text:style-name="T8">The </text:span><text:span text:style-name="T10">phantom limousine </text:span><text:span text:style-name="T8">has a Defense of 6, hardness of 15, and 50 hit points +1 point per caster level. If it loses all its hit points, the </text:span><text:span text:style-name="T10">phantom limousine </text:span><text:span text:style-name="T8">disappears. A </text:span><text:span text:style-name="T10">phantom limousine </text:span><text:span text:style-name="T8">is much faster than it looks, with a top speed of 60 feet per caster level, an initiative modifier of –2, and a maneuver modifier of –2.</text:span></text:p>
      <text:p text:style-name="P7"><text:span text:style-name="T8">A </text:span><text:span text:style-name="T10">phantom limousine </text:span><text:span text:style-name="T8">has enough luxurious food and drink inside to provide a hearty meal for all passengers. It has all the powers of a </text:span><text:span text:style-name="T10">phantom chopper </text:span><text:span text:style-name="T8">(ability to drive over bad terrain, water, or air). Additionally, it is airtight and can even travel underwater at a speed of 10 feet per caster level.</text:span></text:p>
      <text:p text:style-name="P7"><text:span text:style-name="T10">Focus: </text:span><text:span text:style-name="T8">A pair of car keys on a silver keychain.</text:span></text:p>
      <text:p text:style-name="P6"/>
      <text:p text:style-name="P7"><text:span text:style-name="T7">Phantom Projectiles</text:span></text:p>
      <text:p text:style-name="P7"><text:span text:style-name="T8">Transmutation</text:span></text:p>
      <text:p text:style-name="P7"><text:span text:style-name="T11">Level: </text:span><text:span text:style-name="T8">Arcane 5; </text:span><text:span text:style-name="T11">Components: </text:span><text:span text:style-name="T8">V, S, M; </text:span><text:span text:style-name="T11">Casting Time: </text:span><text:span text:style-name="T8">Attack action; </text:span><text:span text:style-name="T11">Range: </text:span><text:span text:style-name="T8">Touch; </text:span><text:span text:style-name="T11">Target: </text:span><text:span text:style-name="T8">50 projectiles, all of which must be in contact with each other at the time of casting; </text:span><text:span text:style-name="T11">Duration: </text:span><text:span text:style-name="T8">1 hour/level; </text:span><text:span text:style-name="T11">Saving Throw: </text:span><text:span text:style-name="T8">Will negates (harmless, object); </text:span><text:span text:style-name="T11">Spell Resistance: </text:span><text:span text:style-name="T8">Yes (harmless, object)</text:span></text:p>
      <text:p text:style-name="P7"><text:span text:style-name="T8">You turn ammunition (such as arrows, bolts, bullets, and shuriken) into incorporeal projectiles that damage only their intended targets.</text:span></text:p>
      <text:p text:style-name="P7"><text:span text:style-name="T10">Phantom projectiles </text:span><text:span text:style-name="T8">pass through intervening obstacles (including armor) and thus ignore cover bonuses and equipment bonuses to Defense. Barriers of magical force, such as a </text:span><text:span text:style-name="T10">wall of force</text:span><text:span text:style-name="T8">, stops them. </text:span><text:span text:style-name="T10">Phantom bullets </text:span><text:span text:style-name="T8">count as having a +3 enhancement bonus for the purpose of overcoming damage reduction, although they don’t actually receive the enhancement bonus on attacks or damage. Additionally, the </text:span><text:span text:style-name="T10">phantom bullets </text:span><text:span text:style-name="T8">disappear 1d4 rounds after being fired, making it impossible to gather ballistic evidence.</text:span></text:p>
      <text:p text:style-name="P7"><text:span text:style-name="T10">Material Component: </text:span><text:span text:style-name="T8">In addition to the bullets, the caster needs a small chunk of lithium.</text:span></text:p>
      <text:p text:style-name="P6"/>
      <text:p text:style-name="P7"><text:span text:style-name="T7">Rage of Bees</text:span></text:p>
      <text:p text:style-name="P7"><text:span text:style-name="T8">Conjuration (Summoning)</text:span></text:p>
      <text:p text:style-name="P7"><text:span text:style-name="T11">Level: </text:span><text:span text:style-name="T8">Divine 5; </text:span><text:span text:style-name="T11">Components: </text:span><text:span text:style-name="T8">V, S, DF; </text:span><text:span text:style-name="T11">Casting Time: </text:span><text:span text:style-name="T8">Full-round action; </text:span><text:span text:style-name="T11">Range: </text:span><text:span text:style-name="T8">Long (400 ft. + 40 ft./level); </text:span><text:span text:style-name="T11">Effect: </text:span><text:span text:style-name="T8">1d3 swarms of sentient killer bees, no two of which can be more than 30 ft. apart; </text:span><text:span text:style-name="T11">Duration: </text:span><text:span text:style-name="T8">1 minute/level; </text:span><text:span text:style-name="T11">Saving Throw: </text:span><text:span text:style-name="T8">None; </text:span><text:span text:style-name="T11">Spell Resistance: </text:span><text:span text:style-name="T8">No</text:span></text:p>
      <text:p text:style-name="P7"><text:span text:style-name="T8">You summon 1d3 swarms of sentient killer bees, each one filling a 5-foot square within the spell’s effect. The swarms independently attack targets designated by you.</text:span></text:p>
      <text:p text:style-name="P6"/>
      <text:p text:style-name="P7"><text:span text:style-name="T7">Recharge</text:span></text:p>
      <text:p text:style-name="P7"><text:span text:style-name="T8">Conjuration (Healing)</text:span></text:p>
      <text:p text:style-name="P7"><text:soft-page-break/><text:span text:style-name="T11">Level: </text:span><text:span text:style-name="T8">Divine 3; </text:span><text:span text:style-name="T11">Components: </text:span><text:span text:style-name="T8">V, S, F; </text:span><text:span text:style-name="T11">Casting Time: </text:span><text:span text:style-name="T8">Attack action; </text:span><text:span text:style-name="T11">Range: </text:span><text:span text:style-name="T8">Touch; </text:span><text:span text:style-name="T11">Target: </text:span><text:span text:style-name="T8">Creature touched; </text:span><text:span text:style-name="T11">Duration: </text:span><text:span text:style-name="T8">Instantaneous and special (see text); </text:span><text:span text:style-name="T11">Saving Throw: </text:span><text:span text:style-name="T8">Will negates (harmless); </text:span><text:span text:style-name="T11">Spell Resistance: </text:span><text:span text:style-name="T8">Yes (harmless)</text:span></text:p>
      <text:p text:style-name="P7"><text:span text:style-name="T8">By converting electrical energy into eldritch power, you can recover quickly from debilitating physical effects. However, you must draw current from a wall socket to power this healing magic.</text:span></text:p>
      <text:p text:style-name="P7"><text:span text:style-name="T8">The </text:span><text:span text:style-name="T10">recharge </text:span><text:span text:style-name="T8">spell instantly eliminates the following conditions</text:span><text:span text:style-name="T10">: </text:span><text:span text:style-name="T8">cowering, dazed, exhausted, fatigued, nauseated, shaken, and stunned. The caster can heal herself of some of these conditions, but others (such as stunned) don’t allow spellcasting or other actions.</text:span></text:p>
      <text:p text:style-name="P7"><text:span text:style-name="T8">In addition, the </text:span><text:span text:style-name="T10">recharge </text:span><text:span text:style-name="T8">spell instantly cures blindness or deafness caused by a spell or spell-like ability, and it grants a +4 bonus on Fortitude saves against poison for 1 minute.</text:span></text:p>
      <text:p text:style-name="P7"><text:span text:style-name="T10">Focus: </text:span><text:span text:style-name="T8">An active electrical outlet.</text:span></text:p>
      <text:p text:style-name="P6"/>
      <text:p text:style-name="P7"><text:span text:style-name="T7">Relay Text</text:span></text:p>
      <text:p text:style-name="P7"><text:span text:style-name="T8">Transmutation</text:span></text:p>
      <text:p text:style-name="P7"><text:span text:style-name="T11">Level: </text:span><text:span text:style-name="T8">Arcane 2; </text:span><text:span text:style-name="T11">Components: </text:span><text:span text:style-name="T8">V, S; </text:span><text:span text:style-name="T11">Casting Time: </text:span><text:span text:style-name="T8">Attack action; </text:span><text:span text:style-name="T11">Range: </text:span><text:span text:style-name="T8">Unlimited; </text:span><text:span text:style-name="T11">Effect: </text:span><text:span text:style-name="T8">A text message reaches an electronic device of someone you know; </text:span><text:span text:style-name="T11">Duration: </text:span><text:span text:style-name="T8">Instantaneous; </text:span><text:span text:style-name="T11">Saving Throw: </text:span><text:span text:style-name="T8">None; </text:span><text:span text:style-name="T11">Spell Resistance: </text:span><text:span text:style-name="T8">No</text:span></text:p>
      <text:p text:style-name="P7"><text:span text:style-name="T8">You cause a text message of up to 25 words to appear on the screen of an electronic device capable of receiving such messages, such as a cell phone, pager, PDA, or computer. If the device is turned on, the message appears instantly; if not, the message appears as soon as someone turns it on. The message remains onscreen until read, then disappears, leaving no electronic record of its appearance. You must have seen the device to send a message to it.</text:span></text:p>
      <text:p text:style-name="P1"/>
      <text:p text:style-name="P7"><text:span text:style-name="T7">Sanctuary</text:span></text:p>
      <text:p text:style-name="P7"><text:span text:style-name="T8">Abjuration</text:span></text:p>
      <text:p text:style-name="P7"><text:span text:style-name="T11">Level: </text:span><text:span text:style-name="T8">Divine 1; </text:span><text:span text:style-name="T11">Components: </text:span><text:span text:style-name="T8">V, S, DF; </text:span><text:span text:style-name="T11">Casting Time: </text:span><text:span text:style-name="T8">Attack action; </text:span><text:span text:style-name="T11">Range: </text:span><text:span text:style-name="T8">Touch; </text:span><text:span text:style-name="T11">Target: </text:span><text:span text:style-name="T8">Creature touched; </text:span><text:span text:style-name="T11">Duration: </text:span><text:span text:style-name="T8">1 round/level; </text:span><text:span text:style-name="T11">Saving Throw: </text:span><text:span text:style-name="T8">Will negates; </text:span><text:span text:style-name="T11">Spell Resistance: </text:span><text:span text:style-name="T8">No</text:span></text:p>
      <text:p text:style-name="P7"><text:span text:style-name="T8">Any opponent attempting to strike or otherwise directly attack the warded creature, even with a targeted spell, must attempt a Will save. If the save succeeds, the opponent can attack normally and is unaffected by that casting of the spell. If the save fails, the opponent can’t follow through with the attack, that part of the attacker’s action is lost, and the attacker can’t directly attack the warded creature for the duration of the spell. Those not attempting to attack the subject remain unaffected.</text:span></text:p>
      <text:p text:style-name="P7"><text:span text:style-name="T8">This spell does not prevent the warded creature from being attacked or affected by area or effect spells. The subject cannot attack without breaking the spell but may use nonattack spells or otherwise act. This allows a warded acolyte to heal wounds, for example, or to </text:span><text:span text:style-name="T10">bless</text:span><text:span text:style-name="T8">, perform an </text:span><text:span text:style-name="T10">augury</text:span><text:span text:style-name="T8">, summon creatures, and so on.</text:span></text:p>
      <text:p text:style-name="P6"/>
      <text:p text:style-name="P7"><text:span text:style-name="T7">Scrying</text:span></text:p>
      <text:p text:style-name="P7"><text:span text:style-name="T8">Divination</text:span></text:p>
      <text:p text:style-name="P7"><text:span text:style-name="T11">Level: </text:span><text:span text:style-name="T8">Arcane 4, Divine 5; </text:span><text:span text:style-name="T11">Components: </text:span><text:span text:style-name="T8">V, S, M/DF, F; </text:span><text:span text:style-name="T11">Casting Time: </text:span><text:span text:style-name="T8">1 hour; </text:span><text:span text:style-name="T11">Range: </text:span><text:span text:style-name="T8">See text; </text:span><text:span text:style-name="T11">Effect: </text:span><text:span text:style-name="T8">Magical sensor; </text:span><text:span text:style-name="T11">Duration: </text:span><text:span text:style-name="T8">1 minute/level; </text:span><text:span text:style-name="T11">Saving Throw: </text:span><text:span text:style-name="T8">Will negates; </text:span><text:span text:style-name="T11">Spell Resistance: </text:span><text:span text:style-name="T8">Yes</text:span></text:p>
      <text:p text:style-name="P7"><text:span text:style-name="T8">You can see and hear some creature, who may be at any distance. If the subject succeeds at a Will save, the scrying attempt fails. The difficulty of the save depends on how well you know the subject and what sort of physical connection (if any) you have to that creature. Furthermore, if the subject is on another plane or in some other dimension (such as the extradimensional space created by a </text:span><text:span text:style-name="T10">clown car </text:span><text:span text:style-name="T8">spell), it gains a +5 circumstance bonus to its Will save.</text:span></text:p>
      <text:p text:style-name="P4"><text:soft-page-break/></text:p>
      <table:table table:name="Table3" table:style-name="Table3">
        <table:table-column table:style-name="Table3.A"/>
        <table:table-column table:style-name="Table3.B"/>
        <table:table-row table:style-name="Table3.1">
          <table:table-cell table:style-name="Table3.A1" office:value-type="string">
            <text:p text:style-name="P9"><text:span text:style-name="T13">Knowledge of Subject</text:span></text:p>
          </table:table-cell>
          <table:table-cell table:style-name="Table3.A1" office:value-type="string">
            <text:h text:style-name="P14" text:outline-level="2"><text:span text:style-name="T1">Will Save Modifier</text:span></text:h>
          </table:table-cell>
        </table:table-row>
        <table:table-row table:style-name="Table3.1">
          <table:table-cell table:style-name="Table3.A2" office:value-type="string">
            <text:p text:style-name="P8"><text:span text:style-name="T4">None*</text:span></text:p>
          </table:table-cell>
          <table:table-cell table:style-name="Table3.A2" office:value-type="string">
            <text:p text:style-name="P11"><text:span text:style-name="T4">+10</text:span></text:p>
          </table:table-cell>
        </table:table-row>
        <table:table-row table:style-name="Table3.1">
          <table:table-cell table:style-name="Table3.A2" office:value-type="string">
            <text:p text:style-name="P7"><text:span text:style-name="T4">Secondhand (you have heard of the subject)</text:span></text:p>
          </table:table-cell>
          <table:table-cell table:style-name="Table3.A2" office:value-type="string">
            <text:p text:style-name="P10"><text:span text:style-name="T4">+5</text:span></text:p>
          </table:table-cell>
        </table:table-row>
        <table:table-row table:style-name="Table3.1">
          <table:table-cell table:style-name="Table3.A2" office:value-type="string">
            <text:p text:style-name="P7"><text:span text:style-name="T4">Firsthand (you have met the subject)</text:span></text:p>
          </table:table-cell>
          <table:table-cell table:style-name="Table3.A2" office:value-type="string">
            <text:p text:style-name="P10"><text:span text:style-name="T4">+0</text:span></text:p>
          </table:table-cell>
        </table:table-row>
        <table:table-row table:style-name="Table3.1">
          <table:table-cell table:style-name="Table3.A2" office:value-type="string">
            <text:p text:style-name="P7"><text:span text:style-name="T4">Familiar (you know the subject well)</text:span></text:p>
          </table:table-cell>
          <table:table-cell table:style-name="Table3.A2" office:value-type="string">
            <text:p text:style-name="P10"><text:span text:style-name="T4">–5</text:span></text:p>
          </table:table-cell>
        </table:table-row>
        <table:table-row table:style-name="Table3.6">
          <table:table-cell table:style-name="Table3.A6" table:number-columns-spanned="2" office:value-type="string">
            <text:p text:style-name="P8"><text:span text:style-name="T4">*</text:span><text:span text:style-name="T5">You must have some sort of connection to a creature you have no knowledge of.</text:span></text:p>
          </table:table-cell>
          <table:covered-table-cell/>
        </table:table-row>
      </table:table>
      <text:p text:style-name="P6"/>
      <table:table table:name="Table4" table:style-name="Table4">
        <table:table-column table:style-name="Table4.A"/>
        <table:table-column table:style-name="Table4.B"/>
        <table:table-row table:style-name="Table4.1">
          <table:table-cell table:style-name="Table4.A1" office:value-type="string">
            <text:p text:style-name="P9"><text:span text:style-name="T13">Connection</text:span></text:p>
          </table:table-cell>
          <table:table-cell table:style-name="Table4.A1" office:value-type="string">
            <text:h text:style-name="P14" text:outline-level="2"><text:span text:style-name="T1">Will Save Modifier</text:span></text:h>
          </table:table-cell>
        </table:table-row>
        <table:table-row table:style-name="Table4.1">
          <table:table-cell table:style-name="Table4.A2" office:value-type="string">
            <text:p text:style-name="P8"><text:span text:style-name="T4">Likeness or picture</text:span></text:p>
          </table:table-cell>
          <table:table-cell table:style-name="Table4.A2" office:value-type="string">
            <text:p text:style-name="P11"><text:span text:style-name="T4">–2</text:span></text:p>
          </table:table-cell>
        </table:table-row>
        <table:table-row table:style-name="Table4.1">
          <table:table-cell table:style-name="Table4.A2" office:value-type="string">
            <text:p text:style-name="P7"><text:span text:style-name="T4">Possession or garment</text:span></text:p>
          </table:table-cell>
          <table:table-cell table:style-name="Table4.A2" office:value-type="string">
            <text:p text:style-name="P10"><text:span text:style-name="T4">–4</text:span></text:p>
          </table:table-cell>
        </table:table-row>
        <table:table-row table:style-name="Table4.1">
          <table:table-cell table:style-name="Table4.A4" office:value-type="string">
            <text:p text:style-name="P8"><text:span text:style-name="T4">Body part, lock of hair, nail clippings, etc.</text:span></text:p>
          </table:table-cell>
          <table:table-cell table:style-name="Table4.A4" office:value-type="string">
            <text:p text:style-name="P11"><text:span text:style-name="T4">–10</text:span></text:p>
          </table:table-cell>
        </table:table-row>
      </table:table>
      <text:p text:style-name="P5"/>
      <text:p text:style-name="P7"><text:span text:style-name="T8">If the save fails, you can see the subject and the subject’s immediate surroundings (approximately 10 feet in all directions of the subject). If the subject moves, the sensor follows at a speed of up to 150 feet.</text:span></text:p>
      <text:p text:style-name="P7"><text:span text:style-name="T8">The following spells, if active on the caster during the scrying, operate through the sensor: </text:span><text:span text:style-name="T10">darkvision, read magic, tongues, </text:span><text:span text:style-name="T8">and </text:span><text:span text:style-name="T10">true seeing. Detect magical aura </text:span><text:span text:style-name="T8">has a 5% chance per caster level of operating correctly through the sensor.</text:span></text:p>
      <text:p text:style-name="P7"><text:span text:style-name="T10">Arcane Material Components: </text:span><text:span text:style-name="T8">Some droplets of nitric acid in an eyedropper.</text:span></text:p>
      <text:p text:style-name="P7"><text:span text:style-name="T10">Arcane Focus: </text:span><text:span text:style-name="T8">A mirror of finely wrought silver (at least 2 feet by 4 feet) or an orb of polished crystal (at least 5 inches in diameter). Either item has a purchase DC of 19.</text:span></text:p>
      <text:p text:style-name="P7"><text:span text:style-name="T10">Divine Focus: </text:span><text:span text:style-name="T8">A font filled with holy water (purchase DC 8).</text:span></text:p>
      <text:p text:style-name="P6"/>
      <text:p text:style-name="P7"><text:span text:style-name="T7">Secret Pocket</text:span></text:p>
      <text:p text:style-name="P7"><text:span text:style-name="T8">Conjuration (Summoning)</text:span></text:p>
      <text:p text:style-name="P7"><text:soft-page-break/><text:span text:style-name="T11">Level: </text:span><text:span text:style-name="T8">Arcane 3, Divine 3; </text:span><text:span text:style-name="T11">Components: </text:span><text:span text:style-name="T8">V, S, M/DF; </text:span><text:span text:style-name="T11">Casting Time: </text:span><text:span text:style-name="T8">Attack action; </text:span><text:span text:style-name="T11">Range: </text:span><text:span text:style-name="T8">Object touched; </text:span><text:span text:style-name="T11">Target: </text:span><text:span text:style-name="T8">One pocket on a garment; </text:span><text:span text:style-name="T11">Duration: </text:span><text:span text:style-name="T8">1 hour/level; </text:span><text:span text:style-name="T11">Saving Throw: </text:span><text:span text:style-name="T8">None; </text:span><text:span text:style-name="T11">Spell Resistance: </text:span><text:span text:style-name="T8">No</text:span></text:p>
      <text:p text:style-name="P7"><text:span text:style-name="T8">The </text:span><text:span text:style-name="T10">secret pocket </text:span><text:span text:style-name="T8">spell creates an extradimensional space that only you can reach through a pocket in the target garment. The </text:span><text:span text:style-name="T10">secret pocket </text:span><text:span text:style-name="T8">can hold 1 pound per caster level, and you can put anything in it that will physical fit through the pocket opening. The item can be of any length and isn’t otherwise restricted by the pocket’s actual dimensions—it just has to be able to fit through the opening. The contents of the extradimensional space never cause the pocket to bulge, and items inside the </text:span><text:span text:style-name="T10">secret pocket </text:span><text:span text:style-name="T8">have no weight once they’re placed inside (although the weight still counts against the capacity of the extradimensional space). Whenever you reach into the pocket, you access the extradimensional space rather than the actual pocket. Anyone else who examines the pocket finds it completely ordinary. If someone else puts something in the pocket, you can’t reach it because your hand goes into the extradimensional space instead.</text:span></text:p>
      <text:p text:style-name="P7"><text:span text:style-name="T8">You can give the garment to someone else to wear if you like, but only you can access the extradimensional space through the pocket.</text:span></text:p>
      <text:p text:style-name="P7"><text:span text:style-name="T10">Arcane Material Component: </text:span><text:span text:style-name="T8">A black handkerchief.</text:span></text:p>
      <text:p text:style-name="P6"/>
      <text:p text:style-name="P7"><text:span text:style-name="T7">Secret Vault</text:span></text:p>
      <text:p text:style-name="P7"><text:span text:style-name="T8">Conjuration (Summoning)</text:span></text:p>
      <text:p text:style-name="P7"><text:span text:style-name="T11">Level: </text:span><text:span text:style-name="T8">Arcane 5; </text:span><text:span text:style-name="T11">Components: </text:span><text:span text:style-name="T8">V, S, F; </text:span><text:span text:style-name="T11">Casting Time: </text:span><text:span text:style-name="T8">10 minutes; </text:span><text:span text:style-name="T11">Range: </text:span><text:span text:style-name="T8">See text; </text:span><text:span text:style-name="T11">Target: </text:span><text:span text:style-name="T8">One chest and up to 1 cu. ft. of goods/caster level; </text:span><text:span text:style-name="T11">Duration: </text:span><text:span text:style-name="T8">60 days or until discharged; </text:span><text:span text:style-name="T11">Saving Throw: </text:span><text:span text:style-name="T8">None; </text:span><text:span text:style-name="T11">Spell Resistance: </text:span><text:span text:style-name="T8">No </text:span></text:p>
      <text:p text:style-name="P7"><text:span text:style-name="T8">You hide a briefcase, backpack, dufflebag, or similar item in an extradimensional space for up to 60 days and can retrieve it at will. The item used as a </text:span><text:span text:style-name="T10">secret vault </text:span><text:span text:style-name="T8">can contain up to 1 cubic foot of material per caster level (regardless of the item’s actual size). If you put anything living inside the </text:span><text:span text:style-name="T10">secret vault, </text:span><text:span text:style-name="T8">the spell fails. Once you cast the spell, the item and its contents disappear. You can retrieve it anytime thereafter by concentrating (an attack or move action), and it appears next to you.</text:span></text:p>
      <text:p text:style-name="P7"><text:span text:style-name="T8">To create the </text:span><text:span text:style-name="T10">secret vault</text:span><text:span text:style-name="T8">, you cast the spell while touching both the full-size container and a miniscule replica of it. The container and anything within it or touching it (subject to the volume limitation above) vanishes into an extradimensional space. You need the miniature replica to recall the container. After 60 days, the container reappears in your hand whether you wish it to or not.</text:span></text:p>
      <text:p text:style-name="P7"><text:span text:style-name="T10">Focus: </text:span><text:span text:style-name="T8">A briefcase, duffle bag, or similar container prepared with expensive and rare reagents, as well as a miniscule replica of it. The actual storage container and the miniature replica have a combined purchase DC of 25.</text:span></text:p>
      <text:p text:style-name="P6"/>
      <text:p text:style-name="P7"><text:span text:style-name="T7">Seeming</text:span></text:p>
      <text:p text:style-name="P7"><text:span text:style-name="T8">Illusion</text:span></text:p>
      <text:p text:style-name="P7"><text:span text:style-name="T11">Level: </text:span><text:span text:style-name="T8">Arcane 5; </text:span><text:span text:style-name="T11">Components: </text:span><text:span text:style-name="T8">V, S; </text:span><text:span text:style-name="T11">Casting Time: </text:span><text:span text:style-name="T8">Attack action; </text:span><text:span text:style-name="T11">Range: </text:span><text:span text:style-name="T8">Close (25 ft. + 5 ft./2 levels); </text:span><text:span text:style-name="T11">Targets: </text:span><text:span text:style-name="T8">One creature/two levels, no two of which can be more than 30 ft. apart; </text:span><text:span text:style-name="T11">Duration: </text:span><text:span text:style-name="T8">12 hours (D); </text:span><text:span text:style-name="T11">Saving Throw: </text:span><text:span text:style-name="T8">Will negates or Will disbelief (if interacted with); </text:span><text:span text:style-name="T11">Spell Resistance: </text:span><text:span text:style-name="T8">Yes or No (see text)</text:span></text:p>
      <text:p text:style-name="P7"><text:span text:style-name="T8">This glamer functions like the </text:span><text:span text:style-name="T10">change self </text:span><text:span text:style-name="T8">spell except you can change the appearance of other creatures as well. Affected creatures resume their normal appearances if slain. Unwilling targets can negate the spell’s effect on them by making Will saves or with spell resistance.</text:span></text:p>
      <text:p text:style-name="P6"/>
      <text:p text:style-name="P7"><text:span text:style-name="T7">Shadowmoth Plague</text:span></text:p>
      <text:p text:style-name="P7"><text:span text:style-name="T8">Conjuration (Summoning)</text:span></text:p>
      <text:p text:style-name="P7"><text:span text:style-name="T11">Level: </text:span><text:span text:style-name="T8">Divine 3; </text:span><text:span text:style-name="T11">Components: </text:span><text:span text:style-name="T8">V, S, DF; </text:span><text:span text:style-name="T11">Casting Time: </text:span><text:span text:style-name="T8">Fullround action; </text:span><text:span text:style-name="T11">Range: </text:span><text:span text:style-name="T8">Long (400 ft. + 40 ft./level); </text:span><text:span text:style-name="T11">Effect: </text:span><text:span text:style-name="T8">5- ft.-high cloud of shadowmoths filling a 10-ft.-radius spread; </text:span><text:span text:style-name="T11">Duration: </text:span><text:span text:style-name="T8">1 minute/level; </text:span><text:span text:style-name="T11">Saving Throw: </text:span><text:span text:style-name="T8">None; </text:span><text:span text:style-name="T11">Spell Resistance: </text:span><text:span text:style-name="T8">No</text:span></text:p>
      <text:p text:style-name="P7"><text:span text:style-name="T8">You summon a number of shadowmoth swarms, each of which attacks any creature occupying its square. Each square of the spell’s effect is filled with a swarm of shadowmoths, to a maximum of 12 swarms, assuming that the spell’s effect isn’t blocked by obstacles. The swarms are stationary after being summoned, and won’t pursue creatures that flee.</text:span></text:p>
      <text:p text:style-name="P6"><text:soft-page-break/></text:p>
      <text:p text:style-name="P7"><text:span text:style-name="T7">Shatter</text:span></text:p>
      <text:p text:style-name="P7"><text:span text:style-name="T8">Evocation [Sonic/Concussion]</text:span></text:p>
      <text:p text:style-name="P7"><text:span text:style-name="T11">Level: </text:span><text:span text:style-name="T8">Divine 2; </text:span><text:span text:style-name="T11">Components: </text:span><text:span text:style-name="T8">V, S, F; </text:span><text:span text:style-name="T11">Casting Time: </text:span><text:span text:style-name="T8">Attack action; </text:span><text:span text:style-name="T11">Range: </text:span><text:span text:style-name="T8">Close (25 ft. + 5 ft./2 levels); </text:span><text:span text:style-name="T11">Area or Target: </text:span><text:span text:style-name="T8">5-ft.-radius spread; or one solid object or one crystalline creature; </text:span><text:span text:style-name="T11">Duration: </text:span><text:span text:style-name="T8">Instantaneous; </text:span><text:span text:style-name="T11">Saving Throw: </text:span><text:span text:style-name="T8">Will negates (object) or Fortitude half (see text); </text:span><text:span text:style-name="T11">Spell Resistance: </text:span><text:span text:style-name="T8">Yes (object)</text:span></text:p>
      <text:p text:style-name="P7"><text:span text:style-name="T10">Shatter </text:span><text:span text:style-name="T8">creates a loud, ringing noise that shatters brittle, nonmagical objects; sunders a single solid, nonmagical object; or damages a crystalline creature.</text:span></text:p>
      <text:p text:style-name="P7"><text:span text:style-name="T8">Used as an area attack, </text:span><text:span text:style-name="T10">shatter </text:span><text:span text:style-name="T8">destroys nonmagical objects of glass, crystal, ceramic, or porcelain, such as vials, windows, mirrors, bottles, windshields, and so forth. All such objects within a 5-foot radius of the point of origin are smashed into dozens of pieces by the spell. Objects weighing more than 1 pound per your level are not affected, but all other objects of the appropriate composition are shattered.</text:span></text:p>
      <text:p text:style-name="P7"><text:span text:style-name="T8">Alternatively, you can target </text:span><text:span text:style-name="T10">shatter </text:span><text:span text:style-name="T8">against a single solid object, regardless of composition, weighing up to 10 pounds per caster level.</text:span></text:p>
      <text:p text:style-name="P7"><text:span text:style-name="T8">Targeted against a crystalline creature (of any weight), </text:span><text:span text:style-name="T10">shatter </text:span><text:span text:style-name="T8">deals 1d6 points of sonic/concussion damage per caster level (maximum 10d6), with a Fortitude save for half damage.</text:span></text:p>
      <text:p text:style-name="P7"><text:span text:style-name="T10">Focus: </text:span><text:span text:style-name="T8">A tuning fork.</text:span></text:p>
      <text:p text:style-name="P6"/>
      <text:p text:style-name="P7"><text:span text:style-name="T7">Shield Other</text:span></text:p>
      <text:p text:style-name="P7"><text:span text:style-name="T8">Abjuration</text:span></text:p>
      <text:p text:style-name="P7"><text:span text:style-name="T11">Level: </text:span><text:span text:style-name="T8">Divine 2; </text:span><text:span text:style-name="T11">Components: </text:span><text:span text:style-name="T8">V, S, F; </text:span><text:span text:style-name="T11">Casting Time: </text:span><text:span text:style-name="T8">Attack action; </text:span><text:span text:style-name="T11">Range: </text:span><text:span text:style-name="T8">Close (25 ft. + 5 ft./2 levels); </text:span><text:span text:style-name="T11">Target: </text:span><text:span text:style-name="T8">One creature; </text:span><text:span text:style-name="T11">Duration: </text:span><text:span text:style-name="T8">1 hour/level (D); </text:span><text:span text:style-name="T11">Saving Throw: </text:span><text:span text:style-name="T8">Will negates (harmless); </text:span><text:span text:style-name="T11">Spell Resistance: </text:span><text:span text:style-name="T8">Yes (harmless)</text:span></text:p>
      <text:p text:style-name="P7"><text:span text:style-name="T8">This spell creates a mystic connection between you and the subject so that some of the subject’s wounds are transferred to you. The subject gains a +1 deflection bonus to Defense and a +1 resistance bonus on saving throws. Additionally, the subject takes only half damage from all wounds and attacks (including damage dealt by special abilities) that deal hit point damage. The amount of damage not taken by the warded creature is taken by you. Forms of harm that do not involve hit points, such as charm effects, temporary ability damage, and level draining are not affected. If the subject suffers a reduction of hit points from a lowered Constitution score, the reduction is not split with you because it is not hit point damage. When the spell ends, subsequent damage is no longer divided between the subject and you, but damage already split is not reassigned to the subject.</text:span></text:p>
      <text:p text:style-name="P7"><text:span text:style-name="T8">If you and the subject of the spell move out of range of each other, the spell ends.</text:span></text:p>
      <text:p text:style-name="P7"><text:span text:style-name="T10">Focus: </text:span><text:span text:style-name="T8">A pair of platinum rings (purchase DC 15 each) worn by both you and the warded creature.</text:span></text:p>
      <text:p text:style-name="P6"/>
      <text:p text:style-name="P7"><text:span text:style-name="T7">Shutdown</text:span></text:p>
      <text:p text:style-name="P7"><text:span text:style-name="T8">Transmutation</text:span></text:p>
      <text:p text:style-name="P7"><text:span text:style-name="T11">Level: </text:span><text:span text:style-name="T8">Arcane 3, Divine 3; </text:span><text:span text:style-name="T11">Components: </text:span><text:span text:style-name="T8">V, M/DF; </text:span><text:span text:style-name="T11">Casting Time: </text:span><text:span text:style-name="T8">Attack action; </text:span><text:span text:style-name="T11">Range: </text:span><text:span text:style-name="T8">Close (25 ft. + 5 ft./2 levels); </text:span><text:span text:style-name="T11">Area: </text:span><text:span text:style-name="T8">15-ft.-radius emanation centered on a point in space; </text:span><text:span text:style-name="T11">Duration: </text:span><text:span text:style-name="T8">1 minute/level; </text:span><text:span text:style-name="T11">Saving Throw: </text:span><text:span text:style-name="T8">None; </text:span><text:span text:style-name="T11">Spell Resistance: </text:span><text:span text:style-name="T8">No</text:span></text:p>
      <text:p text:style-name="P7"><text:span text:style-name="T8">All electrical devices within the spell’s area—lights, computers, cell phones, digital watches, and so forth—do not function for the duration of the spell. The spell does not prevent devices outside of the area of effect from operating normally, even if they are on the same electrical circuit as those affected. (Even if the spell is cast on a generator supplying power to devices outside the area of effect, those outside devices continue to remain powered.) At the end of the spell’s duration, the devices operate again as if their operation had not been interrupted. (Computers do not need to be restarted, and clocks display the correct time.) Many sophisticated mechanical devices, including automobiles and aircraft, rely on electrical components, and so are usually affected by this spell.</text:span></text:p>
      <text:p text:style-name="P7"><text:soft-page-break/><text:span text:style-name="T10">Arcane Material Components: </text:span><text:span text:style-name="T8">The CONTROL, ALT, and DELETE keys from a computer keyboard.</text:span></text:p>
      <text:p text:style-name="P6"/>
      <text:p text:style-name="P7"><text:span text:style-name="T7">Speak with Animals</text:span></text:p>
      <text:p text:style-name="P7"><text:span text:style-name="T8">Divination</text:span></text:p>
      <text:p text:style-name="P7"><text:span text:style-name="T11">Level: </text:span><text:span text:style-name="T8">Divine 2; </text:span><text:span text:style-name="T11">Components: </text:span><text:span text:style-name="T8">V, S; </text:span><text:span text:style-name="T11">Casting Time: </text:span><text:span text:style-name="T8">Attack action; </text:span><text:span text:style-name="T11">Range: </text:span><text:span text:style-name="T8">Personal; </text:span><text:span text:style-name="T11">Target: </text:span><text:span text:style-name="T8">You; </text:span><text:span text:style-name="T11">Duration: </text:span><text:span text:style-name="T8">1 minute/ level</text:span></text:p>
      <text:p text:style-name="P7"><text:span text:style-name="T8">You can comprehend and communicate with animals. You are able to ask questions of and receive answers from animals, although the spell doesn’t make animals any more friendly or cooperative than normal. Furthermore, wary and cunning animals are likely to be terse and evasive, while the more stupid ones make inane comments. If the animal is friendly, it may do some favor or service for you (as determined by the GM).</text:span></text:p>
      <text:p text:style-name="P7"><text:span text:style-name="T8">This spell does not work on magical beasts or vermin.</text:span></text:p>
      <text:p text:style-name="P1"/>
      <text:p text:style-name="P7"><text:span text:style-name="T7">Spell Immunity</text:span></text:p>
      <text:p text:style-name="P7"><text:span text:style-name="T8">Abjuration</text:span></text:p>
      <text:p text:style-name="P7"><text:span text:style-name="T11">Level: </text:span><text:span text:style-name="T8">Divine 4; </text:span><text:span text:style-name="T11">Components: </text:span><text:span text:style-name="T8">V, S, DF; </text:span><text:span text:style-name="T11">Casting Time: </text:span><text:span text:style-name="T8">Attack action; </text:span><text:span text:style-name="T11">Range: </text:span><text:span text:style-name="T8">Touch; </text:span><text:span text:style-name="T11">Target: </text:span><text:span text:style-name="T8">Creature touched; </text:span><text:span text:style-name="T11">Duration: </text:span><text:span text:style-name="T8">10 minutes/level; </text:span><text:span text:style-name="T11">Saving Throw: </text:span><text:span text:style-name="T8">Will negates (harmless); </text:span><text:span text:style-name="T11">Spell Resistance: </text:span><text:span text:style-name="T8">Yes (harmless)</text:span></text:p>
      <text:p text:style-name="P7"><text:span text:style-name="T8">The warded creature is immune to the effects of one specified spell for every four levels you have. The spells must be of 4th level or lower. The warded creature effectively has unbeatable spell resistance regarding the specified spell or spells. Naturally, such immunity doesn’t protect a creature from spells for which spell resistance doesn’t apply.</text:span></text:p>
      <text:p text:style-name="P7"><text:span text:style-name="T10">Spell immunity </text:span><text:span text:style-name="T8">protects against spells, spell-like effects of magic items, and innate spell-like abilities of creatures. It does not protect against supernatural or extraordinary abilities, such as breath weapons or gaze attacks. Only a particular spell can be protected against, not a school of spells or a group of spells that are similar in effect.</text:span></text:p>
      <text:p text:style-name="P7"><text:span text:style-name="T8">A creature can have only one </text:span><text:span text:style-name="T10">spell immunity </text:span><text:span text:style-name="T8">spell in effect on it at a time.</text:span></text:p>
      <text:p text:style-name="P6"/>
      <text:p text:style-name="P7"><text:span text:style-name="T7">Spell Resistance</text:span></text:p>
      <text:p text:style-name="P7"><text:span text:style-name="T8">Abjuration</text:span></text:p>
      <text:p text:style-name="P7"><text:span text:style-name="T11">Level: </text:span><text:span text:style-name="T8">Divine 5; </text:span><text:span text:style-name="T11">Components: </text:span><text:span text:style-name="T8">V, S, DF; </text:span><text:span text:style-name="T11">Casting Time: </text:span><text:span text:style-name="T8">Attack action; </text:span><text:span text:style-name="T11">Range: </text:span><text:span text:style-name="T8">Touch; </text:span><text:span text:style-name="T11">Target: </text:span><text:span text:style-name="T8">Creature touched; </text:span><text:span text:style-name="T11">Duration: </text:span><text:span text:style-name="T8">1 minute/level; </text:span><text:span text:style-name="T11">Saving Throw: </text:span><text:span text:style-name="T8">Will negates (harmless); </text:span><text:span text:style-name="T11">Spell Resistance: </text:span><text:span text:style-name="T8">Yes (harmless)</text:span></text:p>
      <text:p text:style-name="P7"><text:span text:style-name="T8">The creature gains spell resistance equal to 12 + your caster level.</text:span></text:p>
      <text:p text:style-name="P6"/>
      <text:p text:style-name="P7"><text:span text:style-name="T7">Summon Vivilor I</text:span></text:p>
      <text:p text:style-name="P7"><text:soft-page-break/><text:span text:style-name="T8">Conjuration (Summoning)</text:span></text:p>
      <text:p text:style-name="P7"><text:span text:style-name="T11">Level: </text:span><text:span text:style-name="T8">Arcane 1, Divine 1; </text:span><text:span text:style-name="T11">Components: </text:span><text:span text:style-name="T8">V, S; </text:span><text:span text:style-name="T11">Casting Time: </text:span><text:span text:style-name="T8">Full-round action; </text:span><text:span text:style-name="T11">Range: </text:span><text:span text:style-name="T8">Close (25 ft. + 5 ft./2 levels); </text:span><text:span text:style-name="T11">Effect: </text:span><text:span text:style-name="T8">One summoned creature; </text:span><text:span text:style-name="T11">Duration: </text:span><text:span text:style-name="T8">1 round/level; </text:span><text:span text:style-name="T11">Saving Throw: </text:span><text:span text:style-name="T8">None; </text:span><text:span text:style-name="T11">Spell Resistance: </text:span><text:span text:style-name="T8">No</text:span></text:p>
      <text:p text:style-name="P7"><text:span text:style-name="T8">This spell summons a 1st-level vivilor, a strange creature from the edge of Shadow. The caster chooses the form the vivilor will take when it appears, and the vivilor maintains that shape for the duration of the spell. The vivilor appears where you designate and acts immediately, attacking your enemies unless you give it other orders. You can mentally direct it not to attack, to attack particular enemies, or to perform other actions. The vivilor acts normally on the last round of the spell and dissipates into nothingness at the end of its turn.</text:span></text:p>
      <text:p text:style-name="P7"><text:span text:style-name="T8">You choose the form the vivilor will take.</text:span></text:p>
      <text:p text:style-name="P6"/>
      <text:p text:style-name="P7"><text:span text:style-name="T7">Summon Vivilor II</text:span></text:p>
      <text:p text:style-name="P7"><text:span text:style-name="T8">Conjuration (Summoning)</text:span></text:p>
      <text:p text:style-name="P7"><text:span text:style-name="T11">Level: </text:span><text:span text:style-name="T8">Arcane 2, Divine 2; </text:span><text:span text:style-name="T11">Effect: </text:span><text:span text:style-name="T8">One or more summoned creatures, no two of which can be more than 30 ft. apart </text:span></text:p>
      <text:p text:style-name="P7"><text:span text:style-name="T8">As </text:span><text:span text:style-name="T10">summon vivilor I, </text:span><text:span text:style-name="T8">except you can summon one 2nd-level vivilor or 1d3 1st-level vivilors. If you create more than one vivilor, you can choose their forms separately; they need not be identical.</text:span></text:p>
      <text:p text:style-name="P6"/>
      <text:p text:style-name="P7"><text:span text:style-name="T7">Summon Vivilor III</text:span></text:p>
      <text:p text:style-name="P7"><text:span text:style-name="T8">Conjuration (Summoning)</text:span></text:p>
      <text:p text:style-name="P7"><text:span text:style-name="T11">Level: </text:span><text:span text:style-name="T8">Arcane 3, Divine 3; </text:span><text:span text:style-name="T11">Effect: </text:span><text:span text:style-name="T8">One or more summoned creatures, no two of which can be more than 30 ft. apart</text:span></text:p>
      <text:p text:style-name="P7"><text:span text:style-name="T8">As </text:span><text:span text:style-name="T10">summon vivilor I, </text:span><text:span text:style-name="T8">except you can summon one 3rd-level vivilor, 1d3 2nd-level vivilors, or 1d4+1 1st-level vivilors. If you create more than one vivilor, you can choose their forms separately; they need not be identical.</text:span></text:p>
      <text:p text:style-name="P6"/>
      <text:p text:style-name="P7"><text:span text:style-name="T7">Summon Vivilor IV</text:span></text:p>
      <text:p text:style-name="P7"><text:span text:style-name="T8">Conjuration (Summoning)</text:span></text:p>
      <text:p text:style-name="P7"><text:span text:style-name="T11">Level: </text:span><text:span text:style-name="T8">Arcane 4, Divine 4; </text:span><text:span text:style-name="T11">Effect: </text:span><text:span text:style-name="T8">One or more summoned creatures, no two of which can be more than 30 ft. apart </text:span></text:p>
      <text:p text:style-name="P7"><text:span text:style-name="T8">As </text:span><text:span text:style-name="T10">summon vivilor I, </text:span><text:span text:style-name="T8">except you can summon one 4th-level vivilor, 1d3 3rd-level vivilors, or 1d4+1 2nd-level vivilors. If you create more than one vivilor, you can choose their forms separately; they need not be identical.</text:span></text:p>
      <text:p text:style-name="P6"/>
      <text:p text:style-name="P7"><text:span text:style-name="T7">Summon Vivilor V</text:span></text:p>
      <text:p text:style-name="P7"><text:soft-page-break/><text:span text:style-name="T8">Conjuration (Summoning)</text:span></text:p>
      <text:p text:style-name="P7"><text:span text:style-name="T11">Level: </text:span><text:span text:style-name="T8">Arcane 5, Divine 5; </text:span><text:span text:style-name="T11">Effect: </text:span><text:span text:style-name="T8">One or more summoned creatures, no two of which can be more than 30 ft. apart</text:span></text:p>
      <text:p text:style-name="P7"><text:span text:style-name="T8">As </text:span><text:span text:style-name="T10">summon vivilor I, </text:span><text:span text:style-name="T8">except you can summon one 5th-level vivilor, 1d3 4th-level vivilors, or 1d4+1 3rd-level vivilors. If you create more than one vivilor, you can choose their forms separately; they need not be identical.</text:span></text:p>
      <text:p text:style-name="P6"/>
      <text:p text:style-name="P7"><text:span text:style-name="T7">Synchronicity</text:span></text:p>
      <text:p text:style-name="P7"><text:span text:style-name="T8">Abjuration</text:span></text:p>
      <text:p text:style-name="P7"><text:span text:style-name="T11">Level: </text:span><text:span text:style-name="T8">Arcane 5, Divine 5; </text:span><text:span text:style-name="T11">Components: </text:span><text:span text:style-name="T8">V, S, F/DF; </text:span><text:span text:style-name="T11">Casting Time: </text:span><text:span text:style-name="T8">Attack action; </text:span><text:span text:style-name="T11">Range: </text:span><text:span text:style-name="T8">Touch; </text:span><text:span text:style-name="T11">Target: </text:span><text:span text:style-name="T8">Creature touched; </text:span><text:span text:style-name="T11">Duration: </text:span><text:span text:style-name="T8">10 minutes/level; </text:span><text:span text:style-name="T11">Saving Throw: </text:span><text:span text:style-name="T8">Will negates (harmless); </text:span><text:span text:style-name="T11">Spell Resistance: </text:span><text:span text:style-name="T8">Yes (harmless)</text:span></text:p>
      <text:p text:style-name="P7"><text:span text:style-name="T8">The </text:span><text:span text:style-name="T10">synchronicity </text:span><text:span text:style-name="T8">spell subtly rearranges reality so that the subject isn’t inconvenienced by the minor delays in modern life. For the subject of </text:span><text:span text:style-name="T10">synchronicity, </text:span><text:span text:style-name="T8">the traffic light is always green and there’s always a waiting elevator. On a city street, </text:span><text:span text:style-name="T10">synchronicity </text:span><text:span text:style-name="T8">ensures that a taxicab pulls up within 1 round of the subject standing on the curb. The subway trains always run on time for the subject of </text:span><text:span text:style-name="T10">synchronicity, </text:span><text:span text:style-name="T8">and waiters and clerks promptly arrive whenever they’re needed.</text:span></text:p>
      <text:p text:style-name="P7"><text:span text:style-name="T8">Though designed for convenience, the </text:span><text:span text:style-name="T10">synchronicity </text:span><text:span text:style-name="T8">spell offers advantages for a caster in harm’s way. The subject of </text:span><text:span text:style-name="T10">synchronicity </text:span><text:span text:style-name="T8">can run at full speed through even through a dense crowd, because people subconsciously move aside. The </text:span><text:span text:style-name="T10">synchronicity </text:span><text:span text:style-name="T8">spell also provides a +4 bonus to Defense when the subject’s movement provokes an attack of opportunity (just like the Mobility feat), because even enemies have a tendency to stay out of the subject’s way.</text:span></text:p>
      <text:p text:style-name="P7"><text:span text:style-name="T10">Synchronicity </text:span><text:span text:style-name="T8">is also useful during car chases. Because other cars naturally get out of the way and traffic lights always turn green, a driver with </text:span><text:span text:style-name="T10">synchronicity </text:span><text:span text:style-name="T8">gains a +8 inherent bonus on Drive checks in urban areas and can make an unlimited number of avoid hazard and hard turn stunts (drivers are ordinarily limited to one or two stunts). When engaged in vehicular hide-and-seek, the </text:span><text:span text:style-name="T10">synchronicity </text:span><text:span text:style-name="T8">spell provides a +8 inherent bonus on Bluff and Hide checks (if you’re being chased) or Sense Motive and Spot checks (if you’re pursuing another vehicle) because other cars and pedestrians naturally aid your efforts.</text:span></text:p>
      <text:p text:style-name="P7"><text:span text:style-name="T10">Arcane Focus: </text:span><text:span text:style-name="T8">A gold-level credit card or garage door remote control.</text:span></text:p>
      <text:p text:style-name="P6"/>
      <text:p text:style-name="P7"><text:span text:style-name="T7">Trace Purge</text:span></text:p>
      <text:p text:style-name="P7"><text:span text:style-name="T8">Transmutation</text:span></text:p>
      <text:p text:style-name="P7"><text:span text:style-name="T11">Level: </text:span><text:span text:style-name="T8">Arcane 1, Divine 1; </text:span><text:span text:style-name="T11">Components: </text:span><text:span text:style-name="T8">V, S, M/DF; </text:span><text:span text:style-name="T11">Casting Time: </text:span><text:span text:style-name="T8">Attack action; </text:span><text:span text:style-name="T11">Range: </text:span><text:span text:style-name="T8">Close (25 ft. + 5 ft./2 levels); </text:span><text:span text:style-name="T11">Area: </text:span><text:span text:style-name="T8">15-ft.-radius emanation centered on a point in space; </text:span><text:span text:style-name="T11">Duration: </text:span><text:span text:style-name="T8">Instantaneous; </text:span><text:span text:style-name="T11">Saving Throw: </text:span><text:span text:style-name="T8">None; </text:span><text:span text:style-name="T11">Spell Resistance: </text:span><text:span text:style-name="T8">No</text:span></text:p>
      <text:p text:style-name="P7"><text:span text:style-name="T8">When you cast this spell, you touch one creature (yourself or someone else). The spell eliminates all physical evidence left by that person’s body (fingerprints, fluids, hairs, and so forth) within the affected area along with any evidentiary materials accidentally deposited by that person’s body, clothes, or gear (such as fibers, mud, dust, and so forth). The spell only affects materials no larger than a few strands of hair or a few ounces of dirt. It does not change any disturbances that person created (including footprints, tool marks, or broken items) or remove any object the target person deliberately left.</text:span></text:p>
      <text:p text:style-name="P7"><text:span text:style-name="T10">Arcane Material Component: </text:span><text:span text:style-name="T8">A pair of tweezers.</text:span></text:p>
      <text:p text:style-name="P6"/>
      <text:p text:style-name="P7"><text:span text:style-name="T7">Undetectable Magical Aura</text:span></text:p>
      <text:p text:style-name="P7"><text:span text:style-name="T8">Illusion</text:span></text:p>
      <text:p text:style-name="P7"><text:span text:style-name="T11">Level: </text:span><text:span text:style-name="T8">Arcane 1; </text:span><text:span text:style-name="T11">Components: </text:span><text:span text:style-name="T8">V, S, F; </text:span><text:span text:style-name="T11">Casting Time: </text:span><text:span text:style-name="T8">Attack action; </text:span><text:span text:style-name="T11">Range: </text:span><text:span text:style-name="T8">Touch; </text:span><text:span text:style-name="T11">Target: </text:span><text:span text:style-name="T8">Object touched weighing up to 5 lb./level; </text:span><text:span text:style-name="T11">Duration: </text:span><text:span text:style-name="T8">1 day/level (D); </text:span><text:span text:style-name="T11">Saving Throw: </text:span><text:span text:style-name="T8">None (see text); </text:span><text:span text:style-name="T11">Spell Resistance: </text:span><text:span text:style-name="T8">No</text:span></text:p>
      <text:p text:style-name="P7"><text:soft-page-break/><text:span text:style-name="T8">This glamer allows you to mask a magic item’s aura from detection. It fools </text:span><text:span text:style-name="T10">detect magical aura </text:span><text:span text:style-name="T8">spells such that the item appears nonmagical. If the object bearing </text:span><text:span text:style-name="T10">undetectable magical aura </text:span><text:span text:style-name="T8">has </text:span><text:span text:style-name="T10">instant identify </text:span><text:span text:style-name="T8">cast on it, the examiner recognizes that the aura is false and detects the object’s actual qualities if he succeeds at a Will save.</text:span></text:p>
      <text:p text:style-name="P7"><text:span text:style-name="T10">Focus: </text:span><text:span text:style-name="T8">A small square of silk that must be passed over the object.</text:span></text:p>
      <text:p text:style-name="P6"/>
      <text:p text:style-name="P7"><text:span text:style-name="T7">Vampiric Touch</text:span></text:p>
      <text:p text:style-name="P7"><text:span text:style-name="T8">Necromancy</text:span></text:p>
      <text:p text:style-name="P7"><text:span text:style-name="T11">Level: </text:span><text:span text:style-name="T8">Arcane 3, Divine 3; </text:span><text:span text:style-name="T11">Components: </text:span><text:span text:style-name="T8">V, S; </text:span><text:span text:style-name="T11">Casting Time: </text:span><text:span text:style-name="T8">Attack action; </text:span><text:span text:style-name="T11">Range: </text:span><text:span text:style-name="T8">Touch; </text:span><text:span text:style-name="T11">Target: </text:span><text:span text:style-name="T8">Living creature touched; </text:span><text:span text:style-name="T11">Duration: </text:span><text:span text:style-name="T8">Instantaneous and 1 hour (see text); </text:span><text:span text:style-name="T11">Saving Throw: </text:span><text:span text:style-name="T8">None; </text:span><text:span text:style-name="T11">Spell Resistance: </text:span><text:span text:style-name="T8">Yes</text:span></text:p>
      <text:p text:style-name="P7"><text:span text:style-name="T8">You must succeed at a melee touch attack. Your touch deals 1d6 points of damage per two caster levels (maximum 5d6). You gain temporary hit points equal to the damage you deal. However, you can’t gain more than the target’s current hit points +10, which is enough to kill the target. The temporary hit points disappear 1 hour later.</text:span></text:p>
      <text:p text:style-name="P6"/>
      <text:p text:style-name="P7"><text:span text:style-name="T7">Via Negativa</text:span></text:p>
      <text:p text:style-name="P7"><text:span text:style-name="T8">Necromancy</text:span></text:p>
      <text:p text:style-name="P7"><text:span text:style-name="T11">Level: </text:span><text:span text:style-name="T8">Arcane 4, Divine 4; </text:span><text:span text:style-name="T11">Components: </text:span><text:span text:style-name="T8">S, F/DF; </text:span><text:span text:style-name="T11">Casting Time: </text:span><text:span text:style-name="T8">Attack action; </text:span><text:span text:style-name="T11">Range: </text:span><text:span text:style-name="T8">Touch; </text:span><text:span text:style-name="T11">Target: </text:span><text:span text:style-name="T8">Creature touched; </text:span><text:span text:style-name="T11">Duration: </text:span><text:span text:style-name="T8">1 round/level; </text:span><text:span text:style-name="T11">Saving Throw: </text:span><text:span text:style-name="T8">Fortitude half; </text:span><text:span text:style-name="T11">Spell Resistance: </text:span><text:span text:style-name="T8">Yes</text:span></text:p>
      <text:p text:style-name="P7"><text:span text:style-name="T8">When you cast the </text:span><text:span text:style-name="T10">via negativa </text:span><text:span text:style-name="T8">spell, your right hand is covered with crackling black energy that causes intense pain to any living creature that comes into prolonged contact with it. Meanwhile, it imbues you with necromantic power.</text:span></text:p>
      <text:p text:style-name="P7"><text:span text:style-name="T8">The </text:span><text:span text:style-name="T10">via negativa </text:span><text:span text:style-name="T8">spell affects any living creature that you grapple, dealing 4d6 points of damage on round the grapple is initiated and each round the grapple is maintained. If your foe escapes the grapple, you can attempt to attain another hold. Furthermore, the </text:span><text:span text:style-name="T10">via negativa </text:span><text:span text:style-name="T8">spell grants a +5 enhancement bonus to Strength as long as you’re grappling.</text:span></text:p>
      <text:p text:style-name="P7"><text:span text:style-name="T8">The somatic component for the </text:span><text:span text:style-name="T10">via negativa </text:span><text:span text:style-name="T8">spell begins with a handshake motion. If you use an innocuous handshake with someone to start an </text:span><text:span text:style-name="T10">via negativa </text:span><text:span text:style-name="T8">spell, your melee touch attack automatically succeeds and you don’t provoke an attack of opportunity to start the grapple.</text:span></text:p>
      <text:p text:style-name="P7"><text:span text:style-name="T10">Arcane Focus: </text:span><text:span text:style-name="T8">A ring with a black pearl (purchase DC 22).</text:span></text:p>
      <text:p text:style-name="P6"/>
      <text:p text:style-name="P7"><text:span text:style-name="T7">Wall Walk</text:span></text:p>
      <text:p text:style-name="P7"><text:span text:style-name="T8">Transmutation</text:span></text:p>
      <text:p text:style-name="P7"><text:span text:style-name="T11">Level: </text:span><text:span text:style-name="T8">Arcane 3, Divine 4; </text:span><text:span text:style-name="T11">Components: </text:span><text:span text:style-name="T8">V, S, M; </text:span><text:span text:style-name="T11">Casting Time: </text:span><text:span text:style-name="T8">Attack action; </text:span><text:span text:style-name="T11">Range: </text:span><text:span text:style-name="T8">Touch; </text:span><text:span text:style-name="T11">Target: </text:span><text:span text:style-name="T8">Creature touched; </text:span><text:span text:style-name="T11">Duration: </text:span><text:span text:style-name="T8">10 minutes/ level; </text:span><text:span text:style-name="T11">Saving Throw: </text:span><text:span text:style-name="T8">Will negates (harmless); </text:span><text:span text:style-name="T11">Spell Resistance: </text:span><text:span text:style-name="T8">Yes (harmless)</text:span></text:p>
      <text:p text:style-name="P7"><text:span text:style-name="T8">An improved version of the </text:span><text:span text:style-name="T10">spider climb </text:span><text:span text:style-name="T8">spell, </text:span><text:span text:style-name="T10">wall walk </text:span><text:span text:style-name="T8">allows for faster, easier movement. The subject can travel on vertical surfaces or ceilings as well as they can walk on the ground. No matter how smooth the wall, the subject of a </text:span><text:span text:style-name="T10">wall walk </text:span><text:span text:style-name="T8">spell can run up it or even fight from a sideways position, never needing to make Climb checks to do so. The subject can switch from floor to walls to ceilings as many times as his speed allows.</text:span></text:p>
      <text:p text:style-name="P7"><text:span text:style-name="T8">Unlike the </text:span><text:span text:style-name="T10">spider climb </text:span><text:span text:style-name="T8">spell, </text:span><text:span text:style-name="T10">wall walk </text:span><text:span text:style-name="T8">doesn’t require the subject to use his hands to climb, so the subject can hold items and wield weapons normally.</text:span></text:p>
      <text:p text:style-name="P7"><text:soft-page-break/><text:span text:style-name="T10">Material Component: </text:span><text:span text:style-name="T8">A black strip of Velcro.</text:span></text:p>
      <text:p text:style-name="P6"/>
      <text:p text:style-name="P7"><text:span text:style-name="T7">Wire Walk</text:span></text:p>
      <text:p text:style-name="P7"><text:span text:style-name="T8">Conjuration (Teleporting)</text:span></text:p>
      <text:p text:style-name="P7"><text:span text:style-name="T11">Level: </text:span><text:span text:style-name="T8">Arcane 4; </text:span><text:span text:style-name="T11">Components: </text:span><text:span text:style-name="T8">V; </text:span><text:span text:style-name="T11">Casting Time: </text:span><text:span text:style-name="T8">Attack action; </text:span><text:span text:style-name="T11">Range: </text:span><text:span text:style-name="T8">Personal and touch; </text:span><text:span text:style-name="T11">Target: </text:span><text:span text:style-name="T8">You and touched objects or other touched willing creatures weighing up to 25 lb./level; </text:span><text:span text:style-name="T11">Duration: </text:span><text:span text:style-name="T8">Instantaneous; </text:span><text:span text:style-name="T11">Saving Throw: </text:span><text:span text:style-name="T8">None and Will negates (object); </text:span><text:span text:style-name="T11">Spell Resistance: </text:span><text:span text:style-name="T8">No and yes (object)</text:span></text:p>
      <text:p text:style-name="P7"><text:span text:style-name="T8">You and any other objects or creatures targeted by the spell teleport instantly to the location of a telephone you call. The telephone must be answered; the spell only works over an open line. You arrive adjacent to the device (within 5 feet of it), and any other creatures transported by the spell appear next to you.</text:span></text:p>
      <text:p text:style-name="P7"><text:span text:style-name="T8">For example, you might use a cell phone to call home. As soon as anyone answers the phone (including an answering machine), you could use the spell to teleport home. Willing subjects of the spell (and the objects they carry) need not make a saving throw, nor does spell resistance apply in this inst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gic is an ancient tradition, and</dc:title>
    <meta:initial-creator>AKSmith</meta:initial-creator>
    <meta:creation-date>2003-10-06T10:38:00</meta:creation-date>
    <dc:date>2003-10-30T15:05:00</dc:date>
    <meta:editing-cycles>36</meta:editing-cycles>
    <meta:editing-duration>PT45S</meta:editing-duration>
    <meta:document-statistic meta:table-count="4" meta:image-count="0" meta:object-count="0" meta:page-count="33" meta:paragraph-count="634" meta:word-count="12509" meta:character-count="77336" meta:non-whitespace-character-count="65452"/>
    <meta:generator>LibreOffice/5.4.6.2$Linux_X86_64 LibreOffice_project/40m0$Build-2</meta:generator>
    <meta:user-defined meta:name="Company">Wizards of the Coast</meta:user-defined>
    <meta:user-defined meta:name="Operator">asmith</meta:user-defined>
  </office:meta>
</office:document-meta>
</file>